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03mm"/>
    </style:style>
    <style:style style:name="co2" style:family="table-column">
      <style:table-column-properties fo:break-before="auto" style:column-width="20.8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29.95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25.86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9.12mm"/>
    </style:style>
    <style:style style:name="co10" style:family="table-column">
      <style:table-column-properties fo:break-before="auto" style:column-width="7.62mm"/>
    </style:style>
    <style:style style:name="co11" style:family="table-column">
      <style:table-column-properties fo:break-before="auto" style:column-width="21.18mm"/>
    </style:style>
    <style:style style:name="co12" style:family="table-column">
      <style:table-column-properties fo:break-before="auto" style:column-width="20.18mm"/>
    </style:style>
    <style:style style:name="co13" style:family="table-column">
      <style:table-column-properties fo:break-before="auto" style:column-width="19.91mm"/>
    </style:style>
    <style:style style:name="co14" style:family="table-column">
      <style:table-column-properties fo:break-before="auto" style:column-width="22.67mm"/>
    </style:style>
    <style:style style:name="co15" style:family="table-column">
      <style:table-column-properties fo:break-before="auto" style:column-width="27.73mm"/>
    </style:style>
    <style:style style:name="co16" style:family="table-column">
      <style:table-column-properties fo:break-before="auto" style:column-width="36.14mm"/>
    </style:style>
    <style:style style:name="co17" style:family="table-column">
      <style:table-column-properties fo:break-before="auto" style:column-width="31.68mm"/>
    </style:style>
    <style:style style:name="co18" style:family="table-column">
      <style:table-column-properties fo:break-before="auto" style:column-width="24.73mm"/>
    </style:style>
    <style:style style:name="co19" style:family="table-column">
      <style:table-column-properties fo:break-before="auto" style:column-width="5.77mm"/>
    </style:style>
    <style:style style:name="co20" style:family="table-column">
      <style:table-column-properties fo:break-before="auto" style:column-width="23.95mm"/>
    </style:style>
    <style:style style:name="co21" style:family="table-column">
      <style:table-column-properties fo:break-before="auto" style:column-width="68.07mm"/>
    </style:style>
    <style:style style:name="ro1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  <style:text-properties fo:color="#ffff00"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color="#ffff00"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 fo:border="none"/>
      <style:paragraph-properties fo:text-align="start" fo:margin-left="0mm"/>
      <style:text-properties fo:color="#ffff00" fo:font-weight="bold" style:font-weight-asian="bold" style:font-weight-complex="bold"/>
    </style:style>
    <style:style style:name="ce10" style:family="table-cell" style:parent-style-name="Default">
      <style:table-cell-properties fo:background-color="#23ff2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23ff23" fo:border="0.06pt solid #000000"/>
    </style:style>
    <style:style style:name="ce13" style:family="table-cell" style:parent-style-name="Default">
      <style:table-cell-properties fo:background-color="#ff0000" fo:border="0.06pt solid #000000"/>
      <style:text-properties fo:color="#ffff00" fo:font-weight="bold" style:font-weight-asian="bold" style:font-weight-complex="bold"/>
    </style:style>
    <style:style style:name="ce14" style:family="table-cell" style:parent-style-name="Default">
      <style:table-cell-properties fo:background-color="transparent" fo:border="none"/>
    </style:style>
    <style:style style:name="ce15" style:family="table-cell" style:parent-style-name="Default">
      <style:table-cell-properties fo:background-color="#ff0000" style:text-align-source="fix" style:repeat-content="false" fo:border="0.06pt solid #000000"/>
      <style:paragraph-properties fo:text-align="end" fo:margin-left="0mm"/>
      <style:text-properties fo:color="#ffff00" fo:font-weight="bold" style:font-weight-asian="bold" style:font-weight-complex="bold"/>
    </style:style>
    <style:style style:name="ce16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e6ff00" fo:border="0.06pt solid #000000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</style:style>
    <style:style style:name="ce22" style:family="table-cell" style:parent-style-name="Default">
      <style:table-cell-properties fo:border-bottom="none" fo:background-color="transparent" fo:border-left="none" fo:border-right="none" fo:border-top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="0.06pt solid #000000"/>
    </style:style>
    <style:style style:name="ce26" style:family="table-cell" style:parent-style-name="Default" style:data-style-name="N1">
      <style:table-cell-properties fo:border="0.06pt solid #000000"/>
    </style:style>
    <style:style style:name="ce27" style:family="table-cell" style:parent-style-name="Default">
      <style:table-cell-properties fo:border-bottom="0.06pt solid #000000" fo:background-color="#ff0000" fo:border-left="none" fo:border-right="none" fo:border-top="0.06pt solid #000000"/>
      <style:text-properties fo:color="#ffff00" fo:font-weight="bold" style:font-weight-asian="bold" style:font-weight-complex="bold"/>
    </style:style>
    <style:style style:name="ce28" style:family="table-cell" style:parent-style-name="Default" style:data-style-name="N2">
      <style:table-cell-properties fo:border-bottom="none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order-bottom="0.06pt solid #000000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fo:background-color="transparent"/>
    </style:style>
    <style:style style:name="ce32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000000" fo:font-style="italic" style:font-style-asian="italic" style:font-style-complex="italic"/>
    </style:style>
    <style:style style:name="ce34" style:family="table-cell" style:parent-style-name="Default" style:data-style-name="N2">
      <style:text-properties fo:color="#b3b3b3" fo:font-style="italic" style:font-style-asian="italic" style:font-style-complex="italic"/>
    </style:style>
    <style:style style:name="ce35" style:family="table-cell" style:parent-style-name="Default">
      <style:text-properties fo:color="#000000"/>
    </style:style>
    <style:style style:name="ce36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color="#000000" fo:font-style="italic" style:font-style-asian="italic" style:font-style-complex="italic"/>
    </style:style>
    <style:style style:name="ce37" style:family="table-cell" style:parent-style-name="Default" style:data-style-name="N11">
      <style:text-properties fo:color="#b3b3b3" fo:font-style="italic" style:font-style-asian="italic" style:font-weight-asian="bold" style:font-style-complex="italic" style:font-weight-complex="bold"/>
    </style:style>
    <style:style style:name="ce38" style:family="table-cell" style:parent-style-name="Default" style:data-style-name="N1">
      <style:table-cell-properties fo:background-color="transparent"/>
    </style:style>
    <style:style style:name="ce3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weight="bold" style:font-weight-asian="bold" style:font-weight-complex="bold"/>
    </style:style>
    <style:style style:name="ce41" style:family="table-cell" style:parent-style-name="Default" style:data-style-name="N1">
      <style:table-cell-properties fo:background-color="transparent" fo:border="none"/>
    </style:style>
    <style:style style:name="ce4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000000" fo:font-size="8pt" fo:font-style="italic" style:font-size-asian="8pt" style:font-style-asian="italic" style:font-size-complex="8pt" style:font-style-complex="italic"/>
    </style:style>
    <style:style style:name="ce43" style:family="table-cell" style:parent-style-name="Default" style:data-style-name="N2">
      <style:table-cell-properties fo:background-color="transparent"/>
      <style:text-properties fo:color="#b3b3b3" fo:font-style="italic" style:font-style-asian="italic" style:font-style-complex="italic"/>
    </style:style>
    <style:style style:name="ce44" style:family="table-cell" style:parent-style-name="Default">
      <style:table-cell-properties fo:background-color="#cccccc" fo:border="0.06pt solid #000000"/>
      <style:text-properties fo:color="#000000" fo:font-style="italic" style:font-style-asian="italic" style:font-style-complex="italic"/>
    </style:style>
    <style:style style:name="ce45" style:family="table-cell" style:parent-style-name="Default" style:data-style-name="N2">
      <style:table-cell-properties fo:background-color="transparent"/>
      <style:text-properties fo:color="#b3b3b3" fo:font-style="italic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DET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row table:style-name="ro1">
          <table:table-cell/>
          <table:table-cell table:style-name="ce3"/>
          <table:table-cell/>
          <table:table-cell table:style-name="ce10" office:value-type="string" calcext:value-type="string" table:number-columns-spanned="3" table:number-rows-spanned="1">
            <text:p>Début du jeu<text:span text:style-name="T1"> →</text:span> Mort</text:p>
          </table:table-cell>
          <table:covered-table-cell table:number-columns-repeated="2" table:style-name="ce12"/>
          <table:table-cell table:style-name="ce16" office:value-type="string" calcext:value-type="string" table:number-columns-spanned="3" table:number-rows-spanned="1">
            <text:p>Naissance → Fin du jeu</text:p>
          </table:table-cell>
          <table:covered-table-cell table:number-columns-repeated="2" table:style-name="ce17"/>
          <table:table-cell table:number-columns-repeated="2"/>
          <table:table-cell table:style-name="ce33" office:value-type="string" calcext:value-type="string" table:number-columns-spanned="2" table:number-rows-spanned="1">
            <text:p>Sans banque</text:p>
          </table:table-cell>
          <table:covered-table-cell table:style-name="ce35"/>
          <table:table-cell table:style-name="ce33" office:value-type="string" calcext:value-type="string" table:number-columns-spanned="2" table:number-rows-spanned="1">
            <text:p>Avec banque</text:p>
          </table:table-cell>
          <table:covered-table-cell table:style-name="ce35"/>
          <table:table-cell table:number-columns-repeated="2"/>
        </table:table-row>
        <table:table-row table:style-name="ro2">
          <table:table-cell table:style-name="ce1" office:value-type="string" calcext:value-type="string">
            <text:p>Géneration</text:p>
          </table:table-cell>
          <table:table-cell table:style-name="ce1" office:value-type="string" calcext:value-type="string">
            <text:p>Numéro</text:p>
          </table:table-cell>
          <table:table-cell table:style-name="ce8" office:value-type="string" calcext:value-type="string">
            <text:p>Nom joueur</text:p>
          </table:table-cell>
          <table:table-cell table:style-name="ce11" office:value-type="string" calcext:value-type="string">
            <text:p>Bonbons</text:p>
          </table:table-cell>
          <table:table-cell table:style-name="ce11" office:value-type="string" calcext:value-type="string">
            <text:p>Cartes</text:p>
          </table:table-cell>
          <table:table-cell table:style-name="ce11" office:value-type="string" calcext:value-type="string">
            <text:p>Billets</text:p>
          </table:table-cell>
          <table:table-cell table:style-name="ce11" office:value-type="string" calcext:value-type="string">
            <text:p>Bonbons</text:p>
          </table:table-cell>
          <table:table-cell table:style-name="ce11" office:value-type="string" calcext:value-type="string">
            <text:p>Cartes</text:p>
          </table:table-cell>
          <table:table-cell table:style-name="ce11" office:value-type="string" calcext:value-type="string">
            <text:p>Billets</text:p>
          </table:table-cell>
          <table:table-cell table:style-name="ce11" office:value-type="string" calcext:value-type="string">
            <text:p>Total</text:p>
          </table:table-cell>
          <table:table-cell table:style-name="ce23"/>
          <table:table-cell table:style-name="ce33" office:value-type="string" calcext:value-type="string">
            <text:p>Moyenne</text:p>
          </table:table-cell>
          <table:table-cell table:style-name="ce36" office:value-type="string" calcext:value-type="string">
            <text:p>Ecart type</text:p>
          </table:table-cell>
          <table:table-cell table:style-name="ce33" office:value-type="string" calcext:value-type="string">
            <text:p>Moyenne</text:p>
          </table:table-cell>
          <table:table-cell table:style-name="ce36" office:value-type="string" calcext:value-type="string">
            <text:p>Ecart type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Benoit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number-columns-repeated="3"/>
          <table:table-cell table:style-name="ce25" table:formula="of:=(4*[.D3]+[.E3]+[.F3]) + (4*[.G3]+[.H3]+[.I3])" office:value-type="float" office:value="13" calcext:value-type="float">
            <text:p>13</text:p>
          </table:table-cell>
          <table:table-cell table:style-name="ce14"/>
          <table:table-cell table:style-name="ce34" table:formula="of:=AVERAGE([.$J$3:.$J$16])" office:value-type="float" office:value="61.1190476190476" calcext:value-type="float">
            <text:p>61,12</text:p>
          </table:table-cell>
          <table:table-cell table:style-name="ce37" table:formula="of:=STDEV([.$J$3:.$J$16])/[.L3]" office:value-type="percentage" office:value="0.711577798244432" calcext:value-type="percentage">
            <text:p>71,16%</text:p>
          </table:table-cell>
          <table:table-cell table:style-name="ce34" table:formula="of:=AVERAGE([.$J$3:.$J$17])" office:value-type="float" office:value="73.0444444444444" calcext:value-type="float">
            <text:p>73,04</text:p>
          </table:table-cell>
          <table:table-cell table:style-name="ce37" table:formula="of:=STDEV([.$J$3:.$J$17])/[.N3]" office:value-type="percentage" office:value="0.853816323213729" calcext:value-type="percentage">
            <text:p>85,38%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table:formula="of:=[.B3]+1" office:value-type="float" office:value="2" calcext:value-type="float">
            <text:p>2</text:p>
          </table:table-cell>
          <table:table-cell office:value-type="string" calcext:value-type="string">
            <text:p>Laetitia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17" table:number-columns-repeated="3"/>
          <table:table-cell table:style-name="ce25" table:formula="of:=(4*[.D4]+[.E4]+[.F4]) + (4*[.G4]+[.H4]+[.I4])" office:value-type="float" office:value="20" calcext:value-type="float">
            <text:p>20</text:p>
          </table:table-cell>
          <table:table-cell table:style-name="ce14"/>
          <table:table-cell table:style-name="ce34" table:formula="of:=AVERAGE([.$J$3:.$J$16])" office:value-type="float" office:value="61.1190476190476" calcext:value-type="float">
            <text:p>61,12</text:p>
          </table:table-cell>
          <table:table-cell table:style-name="ce37" table:formula="of:=STDEV([.$J$3:.$J$16])/[.L4]" office:value-type="percentage" office:value="0.711577798244432" calcext:value-type="percentage">
            <text:p>71,16%</text:p>
          </table:table-cell>
          <table:table-cell table:style-name="ce34" table:formula="of:=AVERAGE([.$J$3:.$J$17])" office:value-type="float" office:value="73.0444444444444" calcext:value-type="float">
            <text:p>73,04</text:p>
          </table:table-cell>
          <table:table-cell table:style-name="ce37" table:formula="of:=STDEV([.$J$3:.$J$17])/[.N4]" office:value-type="percentage" office:value="0.853816323213729" calcext:value-type="percentage">
            <text:p>85,38%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table:formula="of:=[.B4]+1" office:value-type="float" office:value="3" calcext:value-type="float">
            <text:p>3</text:p>
          </table:table-cell>
          <table:table-cell office:value-type="string" calcext:value-type="string">
            <text:p>Lionel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number-columns-repeated="3"/>
          <table:table-cell table:style-name="ce25" table:formula="of:=(4*[.D5]+[.E5]+[.F5]) + (4*[.G5]+[.H5]+[.I5])" office:value-type="float" office:value="45" calcext:value-type="float">
            <text:p>45</text:p>
          </table:table-cell>
          <table:table-cell table:style-name="ce14"/>
          <table:table-cell table:style-name="ce34" table:formula="of:=AVERAGE([.$J$3:.$J$16])" office:value-type="float" office:value="61.1190476190476" calcext:value-type="float">
            <text:p>61,12</text:p>
          </table:table-cell>
          <table:table-cell table:style-name="ce37" table:formula="of:=STDEV([.$J$3:.$J$16])/[.L5]" office:value-type="percentage" office:value="0.711577798244432" calcext:value-type="percentage">
            <text:p>71,16%</text:p>
          </table:table-cell>
          <table:table-cell table:style-name="ce34" table:formula="of:=AVERAGE([.$J$3:.$J$17])" office:value-type="float" office:value="73.0444444444444" calcext:value-type="float">
            <text:p>73,04</text:p>
          </table:table-cell>
          <table:table-cell table:style-name="ce37" table:formula="of:=STDEV([.$J$3:.$J$17])/[.N5]" office:value-type="percentage" office:value="0.853816323213729" calcext:value-type="percentage">
            <text:p>85,38%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table:formula="of:=[.B5]+1" office:value-type="float" office:value="4" calcext:value-type="float">
            <text:p>4</text:p>
          </table:table-cell>
          <table:table-cell office:value-type="string" calcext:value-type="string">
            <text:p>Ludo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7" table:number-columns-repeated="3"/>
          <table:table-cell table:style-name="ce25" table:formula="of:=(4*[.D6]+[.E6]+[.F6]) + (4*[.G6]+[.H6]+[.I6])" office:value-type="float" office:value="20" calcext:value-type="float">
            <text:p>20</text:p>
          </table:table-cell>
          <table:table-cell table:style-name="ce14"/>
          <table:table-cell table:style-name="ce34" table:formula="of:=AVERAGE([.$J$3:.$J$16])" office:value-type="float" office:value="61.1190476190476" calcext:value-type="float">
            <text:p>61,12</text:p>
          </table:table-cell>
          <table:table-cell table:style-name="ce37" table:formula="of:=STDEV([.$J$3:.$J$16])/[.L6]" office:value-type="percentage" office:value="0.711577798244432" calcext:value-type="percentage">
            <text:p>71,16%</text:p>
          </table:table-cell>
          <table:table-cell table:style-name="ce34" table:formula="of:=AVERAGE([.$J$3:.$J$17])" office:value-type="float" office:value="73.0444444444444" calcext:value-type="float">
            <text:p>73,04</text:p>
          </table:table-cell>
          <table:table-cell table:style-name="ce37" table:formula="of:=STDEV([.$J$3:.$J$17])/[.N6]" office:value-type="percentage" office:value="0.853816323213729" calcext:value-type="percentage">
            <text:p>85,38%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table:formula="of:=[.B6]+1" office:value-type="float" office:value="5" calcext:value-type="float">
            <text:p>5</text:p>
          </table:table-cell>
          <table:table-cell office:value-type="string" calcext:value-type="string">
            <text:p>Steph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7" table:number-columns-repeated="3"/>
          <table:table-cell table:style-name="ce26" table:formula="of:=([.D7]*4*3+[.E7]*3+[.F7])/3 + ([.G7]*4*3+[.H7]*3+[.I7])/3" office:value-type="float" office:value="43" calcext:value-type="float">
            <text:p>43</text:p>
          </table:table-cell>
          <table:table-cell table:style-name="Default"/>
          <table:table-cell table:style-name="ce34" table:formula="of:=AVERAGE([.$J$3:.$J$16])" office:value-type="float" office:value="61.1190476190476" calcext:value-type="float">
            <text:p>61,12</text:p>
          </table:table-cell>
          <table:table-cell table:style-name="ce37" table:formula="of:=STDEV([.$J$3:.$J$16])/[.L7]" office:value-type="percentage" office:value="0.711577798244432" calcext:value-type="percentage">
            <text:p>71,16%</text:p>
          </table:table-cell>
          <table:table-cell table:style-name="ce34" table:formula="of:=AVERAGE([.$J$3:.$J$17])" office:value-type="float" office:value="73.0444444444444" calcext:value-type="float">
            <text:p>73,04</text:p>
          </table:table-cell>
          <table:table-cell table:style-name="ce37" table:formula="of:=STDEV([.$J$3:.$J$17])/[.N7]" office:value-type="percentage" office:value="0.853816323213729" calcext:value-type="percentage">
            <text:p>85,38%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table:formula="of:=[.B7]+1" office:value-type="float" office:value="6" calcext:value-type="float">
            <text:p>6</text:p>
          </table:table-cell>
          <table:table-cell office:value-type="string" calcext:value-type="string">
            <text:p>Vincent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7" table:number-columns-repeated="3"/>
          <table:table-cell table:style-name="ce26" table:formula="of:=([.D8]*4*3+[.E8]*3+[.F8])/3 + ([.G8]*4*3+[.H8]*3+[.I8])/3" office:value-type="float" office:value="53" calcext:value-type="float">
            <text:p>53</text:p>
          </table:table-cell>
          <table:table-cell table:style-name="Default"/>
          <table:table-cell table:style-name="ce34" table:formula="of:=AVERAGE([.$J$3:.$J$16])" office:value-type="float" office:value="61.1190476190476" calcext:value-type="float">
            <text:p>61,12</text:p>
          </table:table-cell>
          <table:table-cell table:style-name="ce37" table:formula="of:=STDEV([.$J$3:.$J$16])/[.L8]" office:value-type="percentage" office:value="0.711577798244432" calcext:value-type="percentage">
            <text:p>71,16%</text:p>
          </table:table-cell>
          <table:table-cell table:style-name="ce34" table:formula="of:=AVERAGE([.$J$3:.$J$17])" office:value-type="float" office:value="73.0444444444444" calcext:value-type="float">
            <text:p>73,04</text:p>
          </table:table-cell>
          <table:table-cell table:style-name="ce37" table:formula="of:=STDEV([.$J$3:.$J$17])/[.N8]" office:value-type="percentage" office:value="0.853816323213729" calcext:value-type="percentage">
            <text:p>85,38%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table:formula="of:=[.B8]+1" office:value-type="float" office:value="7" calcext:value-type="float">
            <text:p>7</text:p>
          </table:table-cell>
          <table:table-cell office:value-type="string" calcext:value-type="string">
            <text:p>Benoît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number-columns-repeated="3"/>
          <table:table-cell table:style-name="ce26" table:formula="of:=([.D9]*4*3+[.E9]*3+[.F9])/3 + ([.G9]*4*3+[.H9]*3+[.I9])/3" office:value-type="float" office:value="57.6666666666667" calcext:value-type="float">
            <text:p>58</text:p>
          </table:table-cell>
          <table:table-cell table:style-name="Default"/>
          <table:table-cell table:style-name="ce34" table:formula="of:=AVERAGE([.$J$3:.$J$16])" office:value-type="float" office:value="61.1190476190476" calcext:value-type="float">
            <text:p>61,12</text:p>
          </table:table-cell>
          <table:table-cell table:style-name="ce37" table:formula="of:=STDEV([.$J$3:.$J$16])/[.L9]" office:value-type="percentage" office:value="0.711577798244432" calcext:value-type="percentage">
            <text:p>71,16%</text:p>
          </table:table-cell>
          <table:table-cell table:style-name="ce34" table:formula="of:=AVERAGE([.$J$3:.$J$17])" office:value-type="float" office:value="73.0444444444444" calcext:value-type="float">
            <text:p>73,04</text:p>
          </table:table-cell>
          <table:table-cell table:style-name="ce37" table:formula="of:=STDEV([.$J$3:.$J$17])/[.N9]" office:value-type="percentage" office:value="0.853816323213729" calcext:value-type="percentage">
            <text:p>85,38%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table:formula="of:=[.B9]+1" office:value-type="float" office:value="8" calcext:value-type="float">
            <text:p>8</text:p>
          </table:table-cell>
          <table:table-cell office:value-type="string" calcext:value-type="string">
            <text:p>Etienne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number-columns-repeated="3"/>
          <table:table-cell table:style-name="ce26" table:formula="of:=([.D10]*4*3+[.E10]*3+[.F10])/3 + ([.G10]*4*3+[.H10]*3+[.I10])/3" office:value-type="float" office:value="58.3333333333333" calcext:value-type="float">
            <text:p>58</text:p>
          </table:table-cell>
          <table:table-cell table:style-name="Default"/>
          <table:table-cell table:style-name="ce34" table:formula="of:=AVERAGE([.$J$3:.$J$16])" office:value-type="float" office:value="61.1190476190476" calcext:value-type="float">
            <text:p>61,12</text:p>
          </table:table-cell>
          <table:table-cell table:style-name="ce37" table:formula="of:=STDEV([.$J$3:.$J$16])/[.L10]" office:value-type="percentage" office:value="0.711577798244432" calcext:value-type="percentage">
            <text:p>71,16%</text:p>
          </table:table-cell>
          <table:table-cell table:style-name="ce34" table:formula="of:=AVERAGE([.$J$3:.$J$17])" office:value-type="float" office:value="73.0444444444444" calcext:value-type="float">
            <text:p>73,04</text:p>
          </table:table-cell>
          <table:table-cell table:style-name="ce37" table:formula="of:=STDEV([.$J$3:.$J$17])/[.N10]" office:value-type="percentage" office:value="0.853816323213729" calcext:value-type="percentage">
            <text:p>85,38%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" table:formula="of:=[.B10]+1" office:value-type="float" office:value="9" calcext:value-type="float">
            <text:p>9</text:p>
          </table:table-cell>
          <table:table-cell office:value-type="string" calcext:value-type="string">
            <text:p>Pierre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7" table:number-columns-repeated="3"/>
          <table:table-cell table:style-name="ce26" table:formula="of:=([.D11]*4*3+[.E11]*3+[.F11])/3 + ([.G11]*4*3+[.H11]*3+[.I11])/3" office:value-type="float" office:value="76" calcext:value-type="float">
            <text:p>76</text:p>
          </table:table-cell>
          <table:table-cell table:style-name="Default"/>
          <table:table-cell table:style-name="ce34" table:formula="of:=AVERAGE([.$J$3:.$J$16])" office:value-type="float" office:value="61.1190476190476" calcext:value-type="float">
            <text:p>61,12</text:p>
          </table:table-cell>
          <table:table-cell table:style-name="ce37" table:formula="of:=STDEV([.$J$3:.$J$16])/[.L11]" office:value-type="percentage" office:value="0.711577798244432" calcext:value-type="percentage">
            <text:p>71,16%</text:p>
          </table:table-cell>
          <table:table-cell table:style-name="ce34" table:formula="of:=AVERAGE([.$J$3:.$J$17])" office:value-type="float" office:value="73.0444444444444" calcext:value-type="float">
            <text:p>73,04</text:p>
          </table:table-cell>
          <table:table-cell table:style-name="ce37" table:formula="of:=STDEV([.$J$3:.$J$17])/[.N11]" office:value-type="percentage" office:value="0.853816323213729" calcext:value-type="percentage">
            <text:p>85,38%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table:formula="of:=[.B11]+1" office:value-type="float" office:value="10" calcext:value-type="float">
            <text:p>10</text:p>
          </table:table-cell>
          <table:table-cell office:value-type="string" calcext:value-type="string">
            <text:p>Jacques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number-columns-repeated="3"/>
          <table:table-cell table:style-name="ce26" table:formula="of:=([.D12]*4*3+[.E12]*3+[.F12])/3 + ([.G12]*4*3+[.H12]*3+[.I12])/3" office:value-type="float" office:value="12.6666666666667" calcext:value-type="float">
            <text:p>13</text:p>
          </table:table-cell>
          <table:table-cell table:style-name="Default"/>
          <table:table-cell table:style-name="ce34" table:formula="of:=AVERAGE([.$J$3:.$J$16])" office:value-type="float" office:value="61.1190476190476" calcext:value-type="float">
            <text:p>61,12</text:p>
          </table:table-cell>
          <table:table-cell table:style-name="ce37" table:formula="of:=STDEV([.$J$3:.$J$16])/[.L12]" office:value-type="percentage" office:value="0.711577798244432" calcext:value-type="percentage">
            <text:p>71,16%</text:p>
          </table:table-cell>
          <table:table-cell table:style-name="ce34" table:formula="of:=AVERAGE([.$J$3:.$J$17])" office:value-type="float" office:value="73.0444444444444" calcext:value-type="float">
            <text:p>73,04</text:p>
          </table:table-cell>
          <table:table-cell table:style-name="ce37" table:formula="of:=STDEV([.$J$3:.$J$17])/[.N12]" office:value-type="percentage" office:value="0.853816323213729" calcext:value-type="percentage">
            <text:p>85,38%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 table:formula="of:=[.B12]+1" office:value-type="float" office:value="11" calcext:value-type="float">
            <text:p>11</text:p>
          </table:table-cell>
          <table:table-cell table:style-name="ce7" office:value-type="string" calcext:value-type="string">
            <text:p>Jean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number-columns-repeated="3"/>
          <table:table-cell table:style-name="ce26" table:formula="of:=([.D13]*4*3+[.E13]*3+[.F13])/3 + ([.G13]*4*3+[.H13]*3+[.I13])/3" office:value-type="float" office:value="167.333333333333" calcext:value-type="float">
            <text:p>167</text:p>
          </table:table-cell>
          <table:table-cell table:style-name="Default"/>
          <table:table-cell table:style-name="ce34" table:formula="of:=AVERAGE([.$J$3:.$J$16])" office:value-type="float" office:value="61.1190476190476" calcext:value-type="float">
            <text:p>61,12</text:p>
          </table:table-cell>
          <table:table-cell table:style-name="ce37" table:formula="of:=STDEV([.$J$3:.$J$16])/[.L13]" office:value-type="percentage" office:value="0.711577798244432" calcext:value-type="percentage">
            <text:p>71,16%</text:p>
          </table:table-cell>
          <table:table-cell table:style-name="ce34" table:formula="of:=AVERAGE([.$J$3:.$J$17])" office:value-type="float" office:value="73.0444444444444" calcext:value-type="float">
            <text:p>73,04</text:p>
          </table:table-cell>
          <table:table-cell table:style-name="ce37" table:formula="of:=STDEV([.$J$3:.$J$17])/[.N13]" office:value-type="percentage" office:value="0.853816323213729" calcext:value-type="percentage">
            <text:p>85,38%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" table:formula="of:=[.B13]+1" office:value-type="float" office:value="12" calcext:value-type="float">
            <text:p>12</text:p>
          </table:table-cell>
          <table:table-cell office:value-type="string" calcext:value-type="string">
            <text:p>Magalie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style-name="ce17" table:number-columns-repeated="3"/>
          <table:table-cell table:style-name="ce26" table:formula="of:=([.D14]*4*3+[.E14]*3+[.F14])/3 + ([.G14]*4*3+[.H14]*3+[.I14])/3" office:value-type="float" office:value="77" calcext:value-type="float">
            <text:p>77</text:p>
          </table:table-cell>
          <table:table-cell table:style-name="Default"/>
          <table:table-cell table:style-name="ce34" table:formula="of:=AVERAGE([.$J$3:.$J$16])" office:value-type="float" office:value="61.1190476190476" calcext:value-type="float">
            <text:p>61,12</text:p>
          </table:table-cell>
          <table:table-cell table:style-name="ce37" table:formula="of:=STDEV([.$J$3:.$J$16])/[.L14]" office:value-type="percentage" office:value="0.711577798244432" calcext:value-type="percentage">
            <text:p>71,16%</text:p>
          </table:table-cell>
          <table:table-cell table:style-name="ce34" table:formula="of:=AVERAGE([.$J$3:.$J$17])" office:value-type="float" office:value="73.0444444444444" calcext:value-type="float">
            <text:p>73,04</text:p>
          </table:table-cell>
          <table:table-cell table:style-name="ce37" table:formula="of:=STDEV([.$J$3:.$J$17])/[.N14]" office:value-type="percentage" office:value="0.853816323213729" calcext:value-type="percentage">
            <text:p>85,38%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" table:formula="of:=[.B14]+1" office:value-type="float" office:value="13" calcext:value-type="float">
            <text:p>13</text:p>
          </table:table-cell>
          <table:table-cell office:value-type="string" calcext:value-type="string">
            <text:p>Carole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7" table:number-columns-repeated="3"/>
          <table:table-cell table:style-name="ce26" table:formula="of:=([.D15]*4*3+[.E15]*3+[.F15])/3 + ([.G15]*4*3+[.H15]*3+[.I15])/3" office:value-type="float" office:value="110" calcext:value-type="float">
            <text:p>110</text:p>
          </table:table-cell>
          <table:table-cell table:style-name="Default"/>
          <table:table-cell table:style-name="ce34" table:formula="of:=AVERAGE([.$J$3:.$J$16])" office:value-type="float" office:value="61.1190476190476" calcext:value-type="float">
            <text:p>61,12</text:p>
          </table:table-cell>
          <table:table-cell table:style-name="ce37" table:formula="of:=STDEV([.$J$3:.$J$16])/[.L15]" office:value-type="percentage" office:value="0.711577798244432" calcext:value-type="percentage">
            <text:p>71,16%</text:p>
          </table:table-cell>
          <table:table-cell table:style-name="ce34" table:formula="of:=AVERAGE([.$J$3:.$J$17])" office:value-type="float" office:value="73.0444444444444" calcext:value-type="float">
            <text:p>73,04</text:p>
          </table:table-cell>
          <table:table-cell table:style-name="ce37" table:formula="of:=STDEV([.$J$3:.$J$17])/[.N15]" office:value-type="percentage" office:value="0.853816323213729" calcext:value-type="percentage">
            <text:p>85,38%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" table:formula="of:=[.B15]+1" office:value-type="float" office:value="14" calcext:value-type="float">
            <text:p>14</text:p>
          </table:table-cell>
          <table:table-cell office:value-type="string" calcext:value-type="string">
            <text:p>Alfred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7" table:number-columns-repeated="3"/>
          <table:table-cell table:style-name="ce26" table:formula="of:=([.D16]*4*3+[.E16]*3+[.F16])/3 + ([.G16]*4*3+[.H16]*3+[.I16])/3" office:value-type="float" office:value="102.666666666667" calcext:value-type="float">
            <text:p>103</text:p>
          </table:table-cell>
          <table:table-cell table:style-name="Default"/>
          <table:table-cell table:style-name="ce34" table:formula="of:=AVERAGE([.$J$3:.$J$16])" office:value-type="float" office:value="61.1190476190476" calcext:value-type="float">
            <text:p>61,12</text:p>
          </table:table-cell>
          <table:table-cell table:style-name="ce37" table:formula="of:=STDEV([.$J$3:.$J$16])/[.L16]" office:value-type="percentage" office:value="0.711577798244432" calcext:value-type="percentage">
            <text:p>71,16%</text:p>
          </table:table-cell>
          <table:table-cell table:style-name="ce34" table:formula="of:=AVERAGE([.$J$3:.$J$17])" office:value-type="float" office:value="73.0444444444444" calcext:value-type="float">
            <text:p>73,04</text:p>
          </table:table-cell>
          <table:table-cell table:style-name="ce37" table:formula="of:=STDEV([.$J$3:.$J$17])/[.N16]" office:value-type="percentage" office:value="0.853816323213729" calcext:value-type="percentage">
            <text:p>85,38%</text:p>
          </table:table-cell>
          <table:table-cell table:number-columns-repeated="2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6" office:value-type="float" office:value="99" calcext:value-type="float">
            <text:p>99</text:p>
          </table:table-cell>
          <table:table-cell table:style-name="ce9" office:value-type="string" calcext:value-type="string">
            <text:p>Banque</text:p>
          </table:table-cell>
          <table:table-cell table:style-name="ce13" table:number-columns-repeated="2"/>
          <table:table-cell table:style-name="ce15"/>
          <table:table-cell table:style-name="ce13" office:value-type="float" office:value="60" calcext:value-type="float">
            <text:p>60</text:p>
          </table:table-cell>
          <table:table-cell table:style-name="ce13" table:number-columns-repeated="2"/>
          <table:table-cell table:style-name="ce27" table:formula="of:=(4*[.G17]+[.H17]+[.I17])" office:value-type="float" office:value="240" calcext:value-type="float">
            <text:p>240</text:p>
          </table:table-cell>
          <table:table-cell table:style-name="ce14"/>
          <table:table-cell table:style-name="ce34" table:formula="of:=AVERAGE([.$J$3:.$J$16])" office:value-type="float" office:value="61.1190476190476" calcext:value-type="float">
            <text:p>61,12</text:p>
          </table:table-cell>
          <table:table-cell table:style-name="ce37" table:formula="of:=STDEV([.$J$3:.$J$16])/[.L17]" office:value-type="percentage" office:value="0.711577798244432" calcext:value-type="percentage">
            <text:p>71,16%</text:p>
          </table:table-cell>
          <table:table-cell table:style-name="ce34" table:formula="of:=AVERAGE([.$J$3:.$J$17])" office:value-type="float" office:value="73.0444444444444" calcext:value-type="float">
            <text:p>73,04</text:p>
          </table:table-cell>
          <table:table-cell table:style-name="ce37" table:formula="of:=STDEV([.$J$3:.$J$17])/[.N17]" office:value-type="percentage" office:value="0.853816323213729" calcext:value-type="percentage">
            <text:p>85,38%</text:p>
          </table:table-cell>
          <table:table-cell table:number-columns-repeated="2"/>
        </table:table-row>
        <table:table-row table:style-name="ro2">
          <table:table-cell/>
          <table:table-cell table:style-name="ce5"/>
          <table:table-cell table:style-name="ce7"/>
          <table:table-cell table:style-name="ce14" table:number-columns-repeated="4"/>
          <table:table-cell table:style-name="ce18" office:value-type="string" calcext:value-type="string" table:number-columns-spanned="2" table:number-rows-spanned="1">
            <text:p>Total (sans banque) :</text:p>
          </table:table-cell>
          <table:covered-table-cell table:style-name="ce22"/>
          <table:table-cell table:style-name="ce28" table:formula="of:=SUM([.J3:.J16])" office:value-type="float" office:value="855.666666666667" calcext:value-type="float">
            <text:p>855,67</text:p>
          </table:table-cell>
          <table:table-cell table:style-name="ce32"/>
          <table:table-cell table:number-columns-repeated="6"/>
        </table:table-row>
        <table:table-row table:style-name="ro2">
          <table:table-cell/>
          <table:table-cell table:style-name="ce5"/>
          <table:table-cell table:style-name="ce7"/>
          <table:table-cell table:style-name="ce14" table:number-columns-repeated="4"/>
          <table:table-cell table:style-name="ce19" office:value-type="string" calcext:value-type="string" table:number-columns-spanned="2" table:number-rows-spanned="1">
            <text:p>Moyenne / joueur :</text:p>
          </table:table-cell>
          <table:covered-table-cell table:style-name="ce23"/>
          <table:table-cell table:style-name="ce29" table:formula="of:=AVERAGE([.$J$3:.$J$16])" office:value-type="float" office:value="61.1190476190476" calcext:value-type="float">
            <text:p>61,12</text:p>
          </table:table-cell>
          <table:table-cell table:style-name="ce32"/>
          <table:table-cell table:number-columns-repeated="6"/>
        </table:table-row>
        <table:table-row table:style-name="ro2">
          <table:table-cell/>
          <table:table-cell table:style-name="ce5"/>
          <table:table-cell table:style-name="ce7"/>
          <table:table-cell table:style-name="ce14" table:number-columns-repeated="4"/>
          <table:table-cell table:style-name="ce20" office:value-type="string" calcext:value-type="string" table:number-columns-spanned="2" table:number-rows-spanned="1">
            <text:p>Ecart type :</text:p>
          </table:table-cell>
          <table:covered-table-cell table:style-name="ce24"/>
          <table:table-cell table:style-name="ce30" table:formula="of:=STDEV([.$J$3:.$J$16])" office:value-type="float" office:value="43.4909573355585" calcext:value-type="float">
            <text:p>43,49</text:p>
          </table:table-cell>
          <table:table-cell table:style-name="ce32"/>
          <table:table-cell table:number-columns-repeated="6"/>
        </table:table-row>
        <table:table-row table:style-name="ro2">
          <table:table-cell/>
          <table:table-cell table:style-name="ce7" table:number-columns-repeated="2"/>
          <table:table-cell table:style-name="ce14" table:number-columns-repeated="4"/>
          <table:table-cell table:style-name="ce21"/>
          <table:table-cell table:style-name="ce14"/>
          <table:table-cell table:style-name="ce31" table:number-columns-repeated="2"/>
          <table:table-cell table:number-columns-repeated="6"/>
        </table:table-row>
        <table:table-row table:style-name="ro1">
          <table:table-cell/>
          <table:table-cell table:style-name="ce7" table:number-columns-repeated="2"/>
          <table:table-cell table:style-name="ce14" table:number-columns-repeated="4"/>
          <table:table-cell table:style-name="ce18" office:value-type="string" calcext:value-type="string" table:number-columns-spanned="2" table:number-rows-spanned="1">
            <text:p>Total (<text:span text:style-name="T2">avec</text:span> banque) :</text:p>
          </table:table-cell>
          <table:covered-table-cell table:style-name="ce22"/>
          <table:table-cell table:style-name="ce28" table:formula="of:=[.J18]+[.J17]" office:value-type="float" office:value="1095.66666666667" calcext:value-type="float">
            <text:p>1095,67</text:p>
          </table:table-cell>
          <table:table-cell table:style-name="ce32"/>
          <table:table-cell table:style-name="ce7" table:number-columns-repeated="2"/>
          <table:table-cell table:number-columns-repeated="4"/>
        </table:table-row>
        <table:table-row table:style-name="ro2">
          <table:table-cell/>
          <table:table-cell table:style-name="ce7" table:number-columns-repeated="2"/>
          <table:table-cell table:style-name="ce14" table:number-columns-repeated="4"/>
          <table:table-cell table:style-name="ce19" office:value-type="string" calcext:value-type="string" table:number-columns-spanned="2" table:number-rows-spanned="1">
            <text:p>Moyenne / joueur :</text:p>
          </table:table-cell>
          <table:covered-table-cell table:style-name="ce23"/>
          <table:table-cell table:style-name="ce29" table:formula="of:=AVERAGE([.$J$3:.$J$17])" office:value-type="float" office:value="73.0444444444444" calcext:value-type="float">
            <text:p>73,04</text:p>
          </table:table-cell>
          <table:table-cell table:style-name="ce32"/>
          <table:table-cell table:style-name="ce7" table:number-columns-repeated="2"/>
          <table:table-cell table:number-columns-repeated="4"/>
        </table:table-row>
        <table:table-row table:style-name="ro2">
          <table:table-cell/>
          <table:table-cell table:style-name="ce7">
            <draw:frame table:end-cell-address="DETTE.J58" table:end-x="7.5mm" table:end-y="0.7mm" draw:z-index="0" draw:style-name="gr1" draw:text-style-name="P1" svg:width="207.96mm" svg:height="149.77mm" svg:x="0mm" svg:y="4.47mm">
              <loext:p draw:notify-on-update-of-ranges="DETTE.C3:DETTE.C16 DETTE.J2:DETTE.J2 DETTE.J3:DETTE.J16 DETTE.L2:DETTE.L2 DETTE.L3:DETTE.L16 DETTE.M2:DETTE.M2 DETTE.M3:DETTE.M16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7"/>
          <table:table-cell table:style-name="ce14" table:number-columns-repeated="4"/>
          <table:table-cell table:style-name="ce20" office:value-type="string" calcext:value-type="string" table:number-columns-spanned="2" table:number-rows-spanned="1">
            <text:p>Ecart type :</text:p>
          </table:table-cell>
          <table:covered-table-cell table:style-name="ce24"/>
          <table:table-cell table:style-name="ce30" table:formula="of:=STDEV([.$J$3:.$J$17])" office:value-type="float" office:value="62.366538986745" calcext:value-type="float">
            <text:p>62,37</text:p>
          </table:table-cell>
          <table:table-cell table:style-name="ce32"/>
          <table:table-cell table:style-name="ce7" table:number-columns-repeated="2"/>
          <table:table-cell table:number-columns-repeated="4"/>
        </table:table-row>
        <table:table-row table:style-name="ro2">
          <table:table-cell/>
          <table:table-cell table:style-name="ce7" table:number-columns-repeated="2"/>
          <table:table-cell table:style-name="ce14" table:number-columns-repeated="6"/>
          <table:table-cell table:style-name="ce7"/>
          <table:table-cell/>
          <table:table-cell table:style-name="ce7" table:number-columns-repeated="2"/>
          <table:table-cell table:number-columns-repeated="4"/>
        </table:table-row>
        <table:table-row table:style-name="ro2">
          <table:table-cell/>
          <table:table-cell table:style-name="ce7" table:number-columns-repeated="9"/>
          <table:table-cell/>
          <table:table-cell table:style-name="ce7" table:number-columns-repeated="6"/>
        </table:table-row>
        <table:table-row table:style-name="ro2" table:number-rows-repeated="14">
          <table:table-cell/>
          <table:table-cell table:style-name="ce7" table:number-columns-repeated="9"/>
          <table:table-cell/>
          <table:table-cell table:style-name="ce7" table:number-columns-repeated="3"/>
          <table:table-cell table:style-name="ce38" table:number-columns-repeated="2"/>
          <table:table-cell table:style-name="ce7"/>
        </table:table-row>
        <table:table-row table:style-name="ro2" table:number-rows-repeated="2">
          <table:table-cell/>
          <table:table-cell table:style-name="ce7" table:number-columns-repeated="9"/>
          <table:table-cell/>
          <table:table-cell table:style-name="ce7" table:number-columns-repeated="6"/>
        </table:table-row>
        <table:table-row table:style-name="ro2" table:number-rows-repeated="14">
          <table:table-cell/>
          <table:table-cell table:style-name="ce7" table:number-columns-repeated="9"/>
          <table:table-cell/>
          <table:table-cell table:style-name="ce7" table:number-columns-repeated="3"/>
          <table:table-cell table:style-name="ce38" table:number-columns-repeated="2"/>
          <table:table-cell table:style-name="ce7"/>
        </table:table-row>
        <table:table-row table:style-name="ro2" table:number-rows-repeated="2">
          <table:table-cell/>
          <table:table-cell table:style-name="ce7" table:number-columns-repeated="9"/>
          <table:table-cell/>
          <table:table-cell table:style-name="ce7" table:number-columns-repeated="6"/>
        </table:table-row>
        <table:table-row table:style-name="ro2">
          <table:table-cell>
            <draw:frame table:end-cell-address="DETTE.J89" table:end-x="7.17mm" table:end-y="0.56mm" draw:z-index="1" draw:style-name="gr1" draw:text-style-name="P1" svg:width="207.87mm" svg:height="132.61mm" svg:x="21.78mm" svg:y="3.42mm">
              <loext:p draw:notify-on-update-of-ranges="DETTE.C3:DETTE.C17 DETTE.J2:DETTE.J2 DETTE.J3:DETTE.J17 DETTE.N2:DETTE.N2 DETTE.N3:DETTE.N17 DETTE.O2:DETTE.O2 DETTE.O3:DETTE.O17"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style-name="ce7" table:number-columns-repeated="9"/>
          <table:table-cell/>
          <table:table-cell table:style-name="ce7" table:number-columns-repeated="6"/>
        </table:table-row>
        <table:table-row table:style-name="ro2" table:number-rows-repeated="2">
          <table:table-cell/>
          <table:table-cell table:style-name="ce7" table:number-columns-repeated="9"/>
          <table:table-cell/>
          <table:table-cell table:style-name="ce7" table:number-columns-repeated="6"/>
        </table:table-row>
        <table:table-row table:style-name="ro2" table:number-rows-repeated="14">
          <table:table-cell table:number-columns-repeated="3"/>
          <table:table-cell table:style-name="ce7" table:number-columns-repeated="7"/>
          <table:table-cell/>
          <table:table-cell table:style-name="ce7" table:number-columns-repeated="6"/>
        </table:table-row>
        <table:table-row table:style-name="ro2" table:number-rows-repeated="104850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TRM" table:style-name="ta1">
        <table:table-column table:style-name="co15" table:default-cell-style-name="Default"/>
        <table:table-column table:style-name="co16" table:default-cell-style-name="ce7"/>
        <table:table-column table:style-name="co17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ce7"/>
        <table:table-column table:style-name="co6" table:default-cell-style-name="ce7"/>
        <table:table-column table:style-name="co7" table:default-cell-style-name="ce7"/>
        <table:table-column table:style-name="co18" table:default-cell-style-name="ce7"/>
        <table:table-column table:style-name="co9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8" table:number-columns-repeated="2" table:default-cell-style-name="ce38"/>
        <table:table-column table:style-name="co14" table:default-cell-style-name="ce7"/>
        <table:table-column table:style-name="co14" table:number-columns-repeated="1008" table:default-cell-style-name="Default"/>
        <table:table-row table:style-name="ro2">
          <table:table-cell/>
          <table:table-cell table:style-name="ce3"/>
          <table:table-cell table:style-name="Default"/>
          <table:table-cell table:style-name="ce10" office:value-type="string" calcext:value-type="string" table:number-columns-spanned="3" table:number-rows-spanned="1">
            <text:p>Début du jeu<text:span text:style-name="T1"> →</text:span> Mort</text:p>
          </table:table-cell>
          <table:covered-table-cell table:number-columns-repeated="2" table:style-name="ce12"/>
          <table:table-cell table:style-name="ce16" office:value-type="string" calcext:value-type="string" table:number-columns-spanned="3" table:number-rows-spanned="1">
            <text:p>Naissance → Fin du jeu</text:p>
          </table:table-cell>
          <table:covered-table-cell table:number-columns-repeated="2" table:style-name="ce17"/>
          <table:table-cell table:style-name="Default" table:number-columns-repeated="2"/>
          <table:table-cell table:style-name="ce42" office:value-type="string" calcext:value-type="string" table:number-columns-spanned="2" table:number-rows-spanned="1">
            <text:p>Report pour graphique</text:p>
          </table:table-cell>
          <table:covered-table-cell table:style-name="ce35"/>
          <table:table-cell table:style-name="Default" table:number-columns-repeated="3"/>
          <table:table-cell table:number-columns-repeated="1008"/>
        </table:table-row>
        <table:table-row table:style-name="ro2">
          <table:table-cell table:style-name="ce1" office:value-type="string" calcext:value-type="string">
            <text:p>N° Géneration</text:p>
          </table:table-cell>
          <table:table-cell table:style-name="ce1" office:value-type="string" calcext:value-type="string">
            <text:p>N° joueur</text:p>
          </table:table-cell>
          <table:table-cell table:style-name="ce8" office:value-type="string" calcext:value-type="string">
            <text:p>Nom joueur</text:p>
          </table:table-cell>
          <table:table-cell table:style-name="ce11" office:value-type="string" calcext:value-type="string">
            <text:p>Bonbons</text:p>
          </table:table-cell>
          <table:table-cell table:style-name="ce11" office:value-type="string" calcext:value-type="string">
            <text:p>Cartes</text:p>
          </table:table-cell>
          <table:table-cell table:style-name="ce11" office:value-type="string" calcext:value-type="string">
            <text:p>Billets en DU</text:p>
          </table:table-cell>
          <table:table-cell table:style-name="ce11" office:value-type="string" calcext:value-type="string">
            <text:p>Bonbons</text:p>
          </table:table-cell>
          <table:table-cell table:style-name="ce11" office:value-type="string" calcext:value-type="string">
            <text:p>Cartes</text:p>
          </table:table-cell>
          <table:table-cell table:style-name="ce11" office:value-type="string" calcext:value-type="string">
            <text:p>Billets en DU</text:p>
          </table:table-cell>
          <table:table-cell table:style-name="ce11" office:value-type="string" calcext:value-type="string">
            <text:p>Total</text:p>
          </table:table-cell>
          <table:table-cell table:style-name="Default"/>
          <table:table-cell table:style-name="ce33" office:value-type="string" calcext:value-type="string">
            <text:p>Moyenne</text:p>
          </table:table-cell>
          <table:table-cell table:style-name="ce44" office:value-type="string" calcext:value-type="string">
            <text:p>Ecart type (en % moyenne axe de droite)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Default" office:value-type="string" calcext:value-type="string">
            <text:p>Benoit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number-columns-repeated="3"/>
          <table:table-cell table:style-name="ce26" table:formula="of:=([.D3]*4*3+[.E3]*3+[.F3])/3 + ([.G3]*4*3+[.H3]*3+[.I3])/3" office:value-type="float" office:value="12.3333333333333" calcext:value-type="float">
            <text:p>12</text:p>
          </table:table-cell>
          <table:table-cell table:style-name="Default"/>
          <table:table-cell table:style-name="ce34" table:formula="of:=AVERAGE([.$J$3:.$J$16])" office:value-type="float" office:value="61.452380952381" calcext:value-type="float">
            <text:p>61,45</text:p>
          </table:table-cell>
          <table:table-cell table:style-name="ce37" table:formula="of:=STDEV([.$J$3:.$J$16])/[.L3]" office:value-type="percentage" office:value="0.524697177979649" calcext:value-type="percentage">
            <text:p>52,47%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table:formula="of:=[.B3]+1" office:value-type="float" office:value="2" calcext:value-type="float">
            <text:p>2</text:p>
          </table:table-cell>
          <table:table-cell table:style-name="Default" office:value-type="string" calcext:value-type="string">
            <text:p>Laetitia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17" table:number-columns-repeated="3"/>
          <table:table-cell table:style-name="ce26" table:formula="of:=([.D4]*4*3+[.E4]*3+[.F4])/3 + ([.G4]*4*3+[.H4]*3+[.I4])/3" office:value-type="float" office:value="20" calcext:value-type="float">
            <text:p>20</text:p>
          </table:table-cell>
          <table:table-cell table:style-name="Default"/>
          <table:table-cell table:style-name="ce34" table:formula="of:=AVERAGE([.$J$3:.$J$16])" office:value-type="float" office:value="61.452380952381" calcext:value-type="float">
            <text:p>61,45</text:p>
          </table:table-cell>
          <table:table-cell table:style-name="ce37" table:formula="of:=STDEV([.$J$3:.$J$16])/[.L4]" office:value-type="percentage" office:value="0.524697177979649" calcext:value-type="percentage">
            <text:p>52,47%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table:formula="of:=[.B4]+1" office:value-type="float" office:value="3" calcext:value-type="float">
            <text:p>3</text:p>
          </table:table-cell>
          <table:table-cell table:style-name="Default" office:value-type="string" calcext:value-type="string">
            <text:p>Lionel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number-columns-repeated="3"/>
          <table:table-cell table:style-name="ce26" table:formula="of:=([.D5]*4*3+[.E5]*3+[.F5])/3 + ([.G5]*4*3+[.H5]*3+[.I5])/3" office:value-type="float" office:value="43.6666666666667" calcext:value-type="float">
            <text:p>44</text:p>
          </table:table-cell>
          <table:table-cell table:style-name="Default"/>
          <table:table-cell table:style-name="ce34" table:formula="of:=AVERAGE([.$J$3:.$J$16])" office:value-type="float" office:value="61.452380952381" calcext:value-type="float">
            <text:p>61,45</text:p>
          </table:table-cell>
          <table:table-cell table:style-name="ce37" table:formula="of:=STDEV([.$J$3:.$J$16])/[.L5]" office:value-type="percentage" office:value="0.524697177979649" calcext:value-type="percentage">
            <text:p>52,47%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table:formula="of:=[.B5]+1" office:value-type="float" office:value="4" calcext:value-type="float">
            <text:p>4</text:p>
          </table:table-cell>
          <table:table-cell table:style-name="Default" office:value-type="string" calcext:value-type="string">
            <text:p>Ludo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7" table:number-columns-repeated="3"/>
          <table:table-cell table:style-name="ce26" table:formula="of:=([.D6]*4*3+[.E6]*3+[.F6])/3 + ([.G6]*4*3+[.H6]*3+[.I6])/3" office:value-type="float" office:value="18.6666666666667" calcext:value-type="float">
            <text:p>19</text:p>
          </table:table-cell>
          <table:table-cell table:style-name="Default"/>
          <table:table-cell table:style-name="ce34" table:formula="of:=AVERAGE([.$J$3:.$J$16])" office:value-type="float" office:value="61.452380952381" calcext:value-type="float">
            <text:p>61,45</text:p>
          </table:table-cell>
          <table:table-cell table:style-name="ce37" table:formula="of:=STDEV([.$J$3:.$J$16])/[.L6]" office:value-type="percentage" office:value="0.524697177979649" calcext:value-type="percentage">
            <text:p>52,47%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table:formula="of:=[.B6]+1" office:value-type="float" office:value="5" calcext:value-type="float">
            <text:p>5</text:p>
          </table:table-cell>
          <table:table-cell table:style-name="Default" office:value-type="string" calcext:value-type="string">
            <text:p>Steph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7" table:number-columns-repeated="3"/>
          <table:table-cell table:style-name="ce26" table:formula="of:=([.D7]*4*3+[.E7]*3+[.F7])/3 + ([.G7]*4*3+[.H7]*3+[.I7])/3" office:value-type="float" office:value="43" calcext:value-type="float">
            <text:p>43</text:p>
          </table:table-cell>
          <table:table-cell table:style-name="Default"/>
          <table:table-cell table:style-name="ce34" table:formula="of:=AVERAGE([.$J$3:.$J$16])" office:value-type="float" office:value="61.452380952381" calcext:value-type="float">
            <text:p>61,45</text:p>
          </table:table-cell>
          <table:table-cell table:style-name="ce37" table:formula="of:=STDEV([.$J$3:.$J$16])/[.L7]" office:value-type="percentage" office:value="0.524697177979649" calcext:value-type="percentage">
            <text:p>52,47%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table:formula="of:=[.B7]+1" office:value-type="float" office:value="6" calcext:value-type="float">
            <text:p>6</text:p>
          </table:table-cell>
          <table:table-cell table:style-name="Default" office:value-type="string" calcext:value-type="string">
            <text:p>Vincent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7" table:number-columns-repeated="3"/>
          <table:table-cell table:style-name="ce26" table:formula="of:=([.D8]*4*3+[.E8]*3+[.F8])/3 + ([.G8]*4*3+[.H8]*3+[.I8])/3" office:value-type="float" office:value="53" calcext:value-type="float">
            <text:p>53</text:p>
          </table:table-cell>
          <table:table-cell table:style-name="Default"/>
          <table:table-cell table:style-name="ce34" table:formula="of:=AVERAGE([.$J$3:.$J$16])" office:value-type="float" office:value="61.452380952381" calcext:value-type="float">
            <text:p>61,45</text:p>
          </table:table-cell>
          <table:table-cell table:style-name="ce37" table:formula="of:=STDEV([.$J$3:.$J$16])/[.L8]" office:value-type="percentage" office:value="0.524697177979649" calcext:value-type="percentage">
            <text:p>52,47%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table:formula="of:=[.B8]+1" office:value-type="float" office:value="7" calcext:value-type="float">
            <text:p>7</text:p>
          </table:table-cell>
          <table:table-cell table:style-name="Default" office:value-type="string" calcext:value-type="string">
            <text:p>Benoît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number-columns-repeated="3"/>
          <table:table-cell table:style-name="ce26" table:formula="of:=([.D9]*4*3+[.E9]*3+[.F9])/3 + ([.G9]*4*3+[.H9]*3+[.I9])/3" office:value-type="float" office:value="57.6666666666667" calcext:value-type="float">
            <text:p>58</text:p>
          </table:table-cell>
          <table:table-cell table:style-name="Default"/>
          <table:table-cell table:style-name="ce34" table:formula="of:=AVERAGE([.$J$3:.$J$16])" office:value-type="float" office:value="61.452380952381" calcext:value-type="float">
            <text:p>61,45</text:p>
          </table:table-cell>
          <table:table-cell table:style-name="ce37" table:formula="of:=STDEV([.$J$3:.$J$16])/[.L9]" office:value-type="percentage" office:value="0.524697177979649" calcext:value-type="percentage">
            <text:p>52,47%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table:formula="of:=[.B9]+1" office:value-type="float" office:value="8" calcext:value-type="float">
            <text:p>8</text:p>
          </table:table-cell>
          <table:table-cell table:style-name="Default" office:value-type="string" calcext:value-type="string">
            <text:p>Etienne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number-columns-repeated="3"/>
          <table:table-cell table:style-name="ce26" table:formula="of:=([.D10]*4*3+[.E10]*3+[.F10])/3 + ([.G10]*4*3+[.H10]*3+[.I10])/3" office:value-type="float" office:value="58.3333333333333" calcext:value-type="float">
            <text:p>58</text:p>
          </table:table-cell>
          <table:table-cell table:style-name="Default"/>
          <table:table-cell table:style-name="ce34" table:formula="of:=AVERAGE([.$J$3:.$J$16])" office:value-type="float" office:value="61.452380952381" calcext:value-type="float">
            <text:p>61,45</text:p>
          </table:table-cell>
          <table:table-cell table:style-name="ce37" table:formula="of:=STDEV([.$J$3:.$J$16])/[.L10]" office:value-type="percentage" office:value="0.524697177979649" calcext:value-type="percentage">
            <text:p>52,47%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" table:formula="of:=[.B10]+1" office:value-type="float" office:value="9" calcext:value-type="float">
            <text:p>9</text:p>
          </table:table-cell>
          <table:table-cell table:style-name="Default" office:value-type="string" calcext:value-type="string">
            <text:p>Pierre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7" table:number-columns-repeated="3"/>
          <table:table-cell table:style-name="ce26" table:formula="of:=([.D11]*4*3+[.E11]*3+[.F11])/3 + ([.G11]*4*3+[.H11]*3+[.I11])/3" office:value-type="float" office:value="76" calcext:value-type="float">
            <text:p>76</text:p>
          </table:table-cell>
          <table:table-cell table:style-name="Default"/>
          <table:table-cell table:style-name="ce34" table:formula="of:=AVERAGE([.$J$3:.$J$16])" office:value-type="float" office:value="61.452380952381" calcext:value-type="float">
            <text:p>61,45</text:p>
          </table:table-cell>
          <table:table-cell table:style-name="ce37" table:formula="of:=STDEV([.$J$3:.$J$16])/[.L11]" office:value-type="percentage" office:value="0.524697177979649" calcext:value-type="percentage">
            <text:p>52,47%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table:formula="of:=[.B11]+1" office:value-type="float" office:value="10" calcext:value-type="float">
            <text:p>10</text:p>
          </table:table-cell>
          <table:table-cell table:style-name="Default" office:value-type="string" calcext:value-type="string">
            <text:p>Jacque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number-columns-repeated="3"/>
          <table:table-cell table:style-name="ce26" table:formula="of:=([.D12]*4*3+[.E12]*3+[.F12])/3 + ([.G12]*4*3+[.H12]*3+[.I12])/3" office:value-type="float" office:value="84.6666666666667" calcext:value-type="float">
            <text:p>85</text:p>
          </table:table-cell>
          <table:table-cell table:style-name="Default"/>
          <table:table-cell table:style-name="ce34" table:formula="of:=AVERAGE([.$J$3:.$J$16])" office:value-type="float" office:value="61.452380952381" calcext:value-type="float">
            <text:p>61,45</text:p>
          </table:table-cell>
          <table:table-cell table:style-name="ce37" table:formula="of:=STDEV([.$J$3:.$J$16])/[.L12]" office:value-type="percentage" office:value="0.524697177979649" calcext:value-type="percentage">
            <text:p>52,47%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 table:formula="of:=[.B12]+1" office:value-type="float" office:value="11" calcext:value-type="float">
            <text:p>11</text:p>
          </table:table-cell>
          <table:table-cell office:value-type="string" calcext:value-type="string">
            <text:p>Jean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number-columns-repeated="3"/>
          <table:table-cell table:style-name="ce26" table:formula="of:=([.D13]*4*3+[.E13]*3+[.F13])/3 + ([.G13]*4*3+[.H13]*3+[.I13])/3" office:value-type="float" office:value="103.333333333333" calcext:value-type="float">
            <text:p>103</text:p>
          </table:table-cell>
          <table:table-cell table:style-name="Default"/>
          <table:table-cell table:style-name="ce34" table:formula="of:=AVERAGE([.$J$3:.$J$16])" office:value-type="float" office:value="61.452380952381" calcext:value-type="float">
            <text:p>61,45</text:p>
          </table:table-cell>
          <table:table-cell table:style-name="ce37" table:formula="of:=STDEV([.$J$3:.$J$16])/[.L13]" office:value-type="percentage" office:value="0.524697177979649" calcext:value-type="percentage">
            <text:p>52,47%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" table:formula="of:=[.B13]+1" office:value-type="float" office:value="12" calcext:value-type="float">
            <text:p>12</text:p>
          </table:table-cell>
          <table:table-cell table:style-name="Default" office:value-type="string" calcext:value-type="string">
            <text:p>Magalie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style-name="ce17" table:number-columns-repeated="3"/>
          <table:table-cell table:style-name="ce26" table:formula="of:=([.D14]*4*3+[.E14]*3+[.F14])/3 + ([.G14]*4*3+[.H14]*3+[.I14])/3" office:value-type="float" office:value="77" calcext:value-type="float">
            <text:p>77</text:p>
          </table:table-cell>
          <table:table-cell table:style-name="Default"/>
          <table:table-cell table:style-name="ce34" table:formula="of:=AVERAGE([.$J$3:.$J$16])" office:value-type="float" office:value="61.452380952381" calcext:value-type="float">
            <text:p>61,45</text:p>
          </table:table-cell>
          <table:table-cell table:style-name="ce37" table:formula="of:=STDEV([.$J$3:.$J$16])/[.L14]" office:value-type="percentage" office:value="0.524697177979649" calcext:value-type="percentage">
            <text:p>52,47%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" table:formula="of:=[.B14]+1" office:value-type="float" office:value="13" calcext:value-type="float">
            <text:p>13</text:p>
          </table:table-cell>
          <table:table-cell table:style-name="Default" office:value-type="string" calcext:value-type="string">
            <text:p>Carole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7" table:number-columns-repeated="3"/>
          <table:table-cell table:style-name="ce26" table:formula="of:=([.D15]*4*3+[.E15]*3+[.F15])/3 + ([.G15]*4*3+[.H15]*3+[.I15])/3" office:value-type="float" office:value="110" calcext:value-type="float">
            <text:p>110</text:p>
          </table:table-cell>
          <table:table-cell table:style-name="Default"/>
          <table:table-cell table:style-name="ce34" table:formula="of:=AVERAGE([.$J$3:.$J$16])" office:value-type="float" office:value="61.452380952381" calcext:value-type="float">
            <text:p>61,45</text:p>
          </table:table-cell>
          <table:table-cell table:style-name="ce37" table:formula="of:=STDEV([.$J$3:.$J$16])/[.L15]" office:value-type="percentage" office:value="0.524697177979649" calcext:value-type="percentage">
            <text:p>52,47%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" table:formula="of:=[.B15]+1" office:value-type="float" office:value="14" calcext:value-type="float">
            <text:p>14</text:p>
          </table:table-cell>
          <table:table-cell table:style-name="Default" office:value-type="string" calcext:value-type="string">
            <text:p>Alfred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7" table:number-columns-repeated="3"/>
          <table:table-cell table:style-name="ce26" table:formula="of:=([.D16]*4*3+[.E16]*3+[.F16])/3 + ([.G16]*4*3+[.H16]*3+[.I16])/3" office:value-type="float" office:value="102.666666666667" calcext:value-type="float">
            <text:p>103</text:p>
          </table:table-cell>
          <table:table-cell table:style-name="Default"/>
          <table:table-cell table:style-name="ce34" table:formula="of:=AVERAGE([.$J$3:.$J$16])" office:value-type="float" office:value="61.452380952381" calcext:value-type="float">
            <text:p>61,45</text:p>
          </table:table-cell>
          <table:table-cell table:style-name="ce37" table:formula="of:=STDEV([.$J$3:.$J$16])/[.L16]" office:value-type="percentage" office:value="0.524697177979649" calcext:value-type="percentage">
            <text:p>52,47%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table:style-name="ce7"/>
          <table:table-cell table:style-name="ce5"/>
          <table:table-cell table:style-name="ce39"/>
          <table:table-cell table:style-name="ce14" table:number-columns-repeated="2"/>
          <table:table-cell table:style-name="ce40"/>
          <table:table-cell table:style-name="ce14" table:number-columns-repeated="3"/>
          <table:table-cell table:style-name="ce41"/>
          <table:table-cell/>
          <table:table-cell table:style-name="ce43"/>
          <table:table-cell table:style-name="ce45"/>
          <table:table-cell table:number-columns-repeated="3"/>
          <table:table-cell table:style-name="ce7" table:number-columns-repeated="1008"/>
        </table:table-row>
        <table:table-row table:style-name="ro2">
          <table:table-cell/>
          <table:table-cell table:style-name="ce5"/>
          <table:table-cell/>
          <table:table-cell table:style-name="ce14" table:number-columns-repeated="4"/>
          <table:table-cell table:style-name="ce18" office:value-type="string" calcext:value-type="string" table:number-columns-spanned="2" table:number-rows-spanned="1">
            <text:p>Total :</text:p>
          </table:table-cell>
          <table:covered-table-cell table:style-name="ce22"/>
          <table:table-cell table:style-name="ce28" table:formula="of:=SUM([.J3:.J16])" office:value-type="float" office:value="860.333333333333" calcext:value-type="float">
            <text:p>860,33</text:p>
          </table:table-cell>
          <table:table-cell table:number-columns-repeated="1014"/>
        </table:table-row>
        <table:table-row table:style-name="ro2">
          <table:table-cell/>
          <table:table-cell table:style-name="ce5"/>
          <table:table-cell/>
          <table:table-cell table:style-name="ce14" table:number-columns-repeated="4"/>
          <table:table-cell table:style-name="ce19" office:value-type="string" calcext:value-type="string" table:number-columns-spanned="2" table:number-rows-spanned="1">
            <text:p>Moyenne / joueur :</text:p>
          </table:table-cell>
          <table:covered-table-cell table:style-name="ce23"/>
          <table:table-cell table:style-name="ce29" table:formula="of:=AVERAGE([.$J$3:.$J$16])" office:value-type="float" office:value="61.452380952381" calcext:value-type="float">
            <text:p>61,45</text:p>
          </table:table-cell>
          <table:table-cell table:number-columns-repeated="1014"/>
        </table:table-row>
        <table:table-row table:style-name="ro2">
          <table:table-cell/>
          <table:table-cell table:style-name="ce5"/>
          <table:table-cell/>
          <table:table-cell table:style-name="ce14" table:number-columns-repeated="4"/>
          <table:table-cell table:style-name="ce20" office:value-type="string" calcext:value-type="string" table:number-columns-spanned="2" table:number-rows-spanned="1">
            <text:p>Ecart type :</text:p>
          </table:table-cell>
          <table:covered-table-cell table:style-name="ce24"/>
          <table:table-cell table:style-name="ce30" table:formula="of:=STDEV([.$J$3:.$J$16])" office:value-type="float" office:value="32.2438908658446" calcext:value-type="float">
            <text:p>32,24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>
            <draw:frame table:end-cell-address="TRM.L55" table:end-x="16.01mm" table:end-y="0.42mm" draw:z-index="0" draw:style-name="gr1" draw:text-style-name="P1" svg:width="236.01mm" svg:height="141.12mm" svg:x="0.61mm" svg:y="3.8mm">
              <loext:p draw:notify-on-update-of-ranges="TRM.C3:TRM.C16 TRM.J2:TRM.J2 TRM.J3:TRM.J16 TRM.L2:TRM.L2 TRM.L3:TRM.L16 TRM.M2:TRM.M2 TRM.M3:TRM.M16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 table:number-columns-repeated="13"/>
          <table:table-cell table:style-name="ce7" table:number-columns-repeated="2"/>
          <table:table-cell table:number-columns-repeated="100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3"/>
          <table:table-cell table:style-name="ce14" table:number-columns-repeated="6"/>
          <table:table-cell table:style-name="ce38"/>
          <table:table-cell table:number-columns-repeated="1014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18">
          <table:table-cell table:number-columns-repeated="13"/>
          <table:table-cell table:style-name="ce7" table:number-columns-repeated="2"/>
          <table:table-cell table:number-columns-repeated="1009"/>
        </table:table-row>
        <table:table-row table:style-name="ro2">
          <table:table-cell table:number-columns-repeated="13"/>
          <table:table-cell table:style-name="ce7" table:number-columns-repeated="2"/>
          <table:table-cell table:number-columns-repeated="1009"/>
        </table:table-row>
      </table:table>
      <table:named-expressions/>
      <table:database-ranges>
        <table:database-range table:name="__Anonymous_Sheet_DB__1" table:target-range-address="TRM.C2:TRM.D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/00/0000</text:date>, <text:time style:data-style-name="N2" text:time-value="09:08:37.0229256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by </meta:initial-creator>
    <meta:creation-date>2015-06-02T09:36:28.043422460</meta:creation-date>
    <dc:date>2015-09-11T09:23:56.187628605</dc:date>
    <meta:editing-duration>PT12H19M53S</meta:editing-duration>
    <meta:editing-cycles>33</meta:editing-cycles>
    <meta:generator>LibreOffice/5.0.1.2$Linux_X86_64 LibreOffice_project/00m0$Build-2</meta:generator>
    <dc:creator>Bobby </dc:creator>
    <meta:document-statistic meta:table-count="2" meta:cell-count="34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true" chart:logarithmic="false" chart:minimum="0" chart:maximum="1" chart:interval-major="0.05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602cm" svg:height="14.113cm" xlink:href=".." xlink:type="simple" chart:class="chart:bar" chart:style-name="ch1">
        <chart:title svg:x="10.329cm" svg:y="0.418cm" chart:style-name="ch2">
          <text:p>Monnaie Libre</text:p>
        </chart:title>
        <chart:subtitle svg:x="11.14cm" svg:y="1.643cm" chart:style-name="ch3">
          <text:p>(TRM)</text:p>
        </chart:subtitle>
        <chart:legend chart:legend-position="top" svg:x="5.893cm" svg:y="2.399cm" style:legend-expansion="wide" chart:style-name="ch4"/>
        <chart:plot-area chart:style-name="ch5" table:cell-range-address="TRM.C3:TRM.C16 TRM.J2:TRM.J16 TRM.L2:TRM.M16" chart:data-source-has-labels="both" svg:x="0.472cm" svg:y="3.279cm" svg:width="22.658cm" svg:height="10.552cm">
          <chartooo:coordinate-region svg:x="1.093cm" svg:y="3.478cm" svg:width="20.25cm" svg:height="9.706cm"/>
          <chart:axis chart:dimension="x" chart:name="primary-x" chart:style-name="ch6" chartooo:axis-type="auto">
            <chartooo:date-scale/>
            <chart:categories table:cell-range-address="TRM.C3:TRM.C16"/>
          </chart:axis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TRM.J3:TRM.J16" chart:label-cell-address="TRM.J2:TRM.J2" chart:class="chart:bar">
            <chart:data-point chart:repeated="14"/>
          </chart:series>
          <chart:series chart:attached-axis="primary-y" chart:style-name="ch11" chart:values-cell-range-address="TRM.L3:TRM.L16" chart:label-cell-address="TRM.L2:TRM.L2" chart:class="chart:line">
            <chart:data-point chart:repeated="14"/>
          </chart:series>
          <chart:series chart:attached-axis="secondary-y" chart:style-name="ch12" chart:values-cell-range-address="TRM.M3:TRM.M16" chart:label-cell-address="TRM.M2:TRM.M2" chart:class="chart:line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TRM.J2:TRM.J2</svg:desc>
                </draw:g>
              </table:table-cell>
              <table:table-cell office:value-type="string">
                <text:p>Moyenne</text:p>
                <draw:g>
                  <svg:desc>TRM.L2:TRM.L2</svg:desc>
                </draw:g>
              </table:table-cell>
              <table:table-cell office:value-type="string">
                <text:p>Ecart type (en % moyenne axe de droite)</text:p>
                <draw:g>
                  <svg:desc>TRM.M2:TRM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noit</text:p>
                <draw:g>
                  <svg:desc>TRM.C3:TRM.C16</svg:desc>
                </draw:g>
              </table:table-cell>
              <table:table-cell office:value-type="float" office:value="12.3333333333333">
                <text:p>12.3333333333333</text:p>
                <draw:g>
                  <svg:desc>TRM.J3:TRM.J16</svg:desc>
                </draw:g>
              </table:table-cell>
              <table:table-cell office:value-type="float" office:value="61.452380952381">
                <text:p>61.452380952381</text:p>
                <draw:g>
                  <svg:desc>TRM.L3:TRM.L16</svg:desc>
                </draw:g>
              </table:table-cell>
              <table:table-cell office:value-type="float" office:value="0.524697177979649">
                <text:p>0.524697177979649</text:p>
                <draw:g>
                  <svg:desc>TRM.M3:TRM.M16</svg:desc>
                </draw:g>
              </table:table-cell>
            </table:table-row>
            <table:table-row>
              <table:table-cell office:value-type="string">
                <text:p>Laetitia</text:p>
              </table:table-cell>
              <table:table-cell office:value-type="float" office:value="20">
                <text:p>20</text:p>
              </table:table-cell>
              <table:table-cell office:value-type="float" office:value="61.452380952381">
                <text:p>61.452380952381</text:p>
              </table:table-cell>
              <table:table-cell office:value-type="float" office:value="0.524697177979649">
                <text:p>0.524697177979649</text:p>
              </table:table-cell>
            </table:table-row>
            <table:table-row>
              <table:table-cell office:value-type="string">
                <text:p>Lionel</text:p>
              </table:table-cell>
              <table:table-cell office:value-type="float" office:value="43.6666666666667">
                <text:p>43.6666666666667</text:p>
              </table:table-cell>
              <table:table-cell office:value-type="float" office:value="61.452380952381">
                <text:p>61.452380952381</text:p>
              </table:table-cell>
              <table:table-cell office:value-type="float" office:value="0.524697177979649">
                <text:p>0.524697177979649</text:p>
              </table:table-cell>
            </table:table-row>
            <table:table-row>
              <table:table-cell office:value-type="string">
                <text:p>Ludo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61.452380952381">
                <text:p>61.452380952381</text:p>
              </table:table-cell>
              <table:table-cell office:value-type="float" office:value="0.524697177979649">
                <text:p>0.524697177979649</text:p>
              </table:table-cell>
            </table:table-row>
            <table:table-row>
              <table:table-cell office:value-type="string">
                <text:p>Steph</text:p>
              </table:table-cell>
              <table:table-cell office:value-type="float" office:value="43">
                <text:p>43</text:p>
              </table:table-cell>
              <table:table-cell office:value-type="float" office:value="61.452380952381">
                <text:p>61.452380952381</text:p>
              </table:table-cell>
              <table:table-cell office:value-type="float" office:value="0.524697177979649">
                <text:p>0.524697177979649</text:p>
              </table:table-cell>
            </table:table-row>
            <table:table-row>
              <table:table-cell office:value-type="string">
                <text:p>Vincent</text:p>
              </table:table-cell>
              <table:table-cell office:value-type="float" office:value="53">
                <text:p>53</text:p>
              </table:table-cell>
              <table:table-cell office:value-type="float" office:value="61.452380952381">
                <text:p>61.452380952381</text:p>
              </table:table-cell>
              <table:table-cell office:value-type="float" office:value="0.524697177979649">
                <text:p>0.524697177979649</text:p>
              </table:table-cell>
            </table:table-row>
            <table:table-row>
              <table:table-cell office:value-type="string">
                <text:p>Benoît</text:p>
              </table:table-cell>
              <table:table-cell office:value-type="float" office:value="57.6666666666667">
                <text:p>57.6666666666667</text:p>
              </table:table-cell>
              <table:table-cell office:value-type="float" office:value="61.452380952381">
                <text:p>61.452380952381</text:p>
              </table:table-cell>
              <table:table-cell office:value-type="float" office:value="0.524697177979649">
                <text:p>0.524697177979649</text:p>
              </table:table-cell>
            </table:table-row>
            <table:table-row>
              <table:table-cell office:value-type="string">
                <text:p>Etienne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61.452380952381">
                <text:p>61.452380952381</text:p>
              </table:table-cell>
              <table:table-cell office:value-type="float" office:value="0.524697177979649">
                <text:p>0.524697177979649</text:p>
              </table:table-cell>
            </table:table-row>
            <table:table-row>
              <table:table-cell office:value-type="string">
                <text:p>Pierre</text:p>
              </table:table-cell>
              <table:table-cell office:value-type="float" office:value="76">
                <text:p>76</text:p>
              </table:table-cell>
              <table:table-cell office:value-type="float" office:value="61.452380952381">
                <text:p>61.452380952381</text:p>
              </table:table-cell>
              <table:table-cell office:value-type="float" office:value="0.524697177979649">
                <text:p>0.524697177979649</text:p>
              </table:table-cell>
            </table:table-row>
            <table:table-row>
              <table:table-cell office:value-type="string">
                <text:p>Jacques</text:p>
              </table:table-cell>
              <table:table-cell office:value-type="float" office:value="84.6666666666667">
                <text:p>84.6666666666667</text:p>
              </table:table-cell>
              <table:table-cell office:value-type="float" office:value="61.452380952381">
                <text:p>61.452380952381</text:p>
              </table:table-cell>
              <table:table-cell office:value-type="float" office:value="0.524697177979649">
                <text:p>0.524697177979649</text:p>
              </table:table-cell>
            </table:table-row>
            <table:table-row>
              <table:table-cell office:value-type="string">
                <text:p>Jean</text:p>
              </table:table-cell>
              <table:table-cell office:value-type="float" office:value="103.333333333333">
                <text:p>103.333333333333</text:p>
              </table:table-cell>
              <table:table-cell office:value-type="float" office:value="61.452380952381">
                <text:p>61.452380952381</text:p>
              </table:table-cell>
              <table:table-cell office:value-type="float" office:value="0.524697177979649">
                <text:p>0.524697177979649</text:p>
              </table:table-cell>
            </table:table-row>
            <table:table-row>
              <table:table-cell office:value-type="string">
                <text:p>Magalie</text:p>
              </table:table-cell>
              <table:table-cell office:value-type="float" office:value="77">
                <text:p>77</text:p>
              </table:table-cell>
              <table:table-cell office:value-type="float" office:value="61.452380952381">
                <text:p>61.452380952381</text:p>
              </table:table-cell>
              <table:table-cell office:value-type="float" office:value="0.524697177979649">
                <text:p>0.524697177979649</text:p>
              </table:table-cell>
            </table:table-row>
            <table:table-row>
              <table:table-cell office:value-type="string">
                <text:p>Carole</text:p>
              </table:table-cell>
              <table:table-cell office:value-type="float" office:value="110">
                <text:p>110</text:p>
              </table:table-cell>
              <table:table-cell office:value-type="float" office:value="61.452380952381">
                <text:p>61.452380952381</text:p>
              </table:table-cell>
              <table:table-cell office:value-type="float" office:value="0.524697177979649">
                <text:p>0.524697177979649</text:p>
              </table:table-cell>
            </table:table-row>
            <table:table-row>
              <table:table-cell office:value-type="string">
                <text:p>Alfred</text:p>
              </table:table-cell>
              <table:table-cell office:value-type="float" office:value="102.666666666667">
                <text:p>102.666666666667</text:p>
              </table:table-cell>
              <table:table-cell office:value-type="float" office:value="61.452380952381">
                <text:p>61.452380952381</text:p>
              </table:table-cell>
              <table:table-cell office:value-type="float" office:value="0.524697177979649">
                <text:p>0.5246971779796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true" chart:logarithmic="false" chart:minimum="0" chart:maximum="1" chart:interval-major="0.05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797cm" svg:height="14.978cm" xlink:href=".." xlink:type="simple" chart:class="chart:bar" chart:style-name="ch1">
        <chart:title svg:x="8.886cm" svg:y="0.435cm" chart:style-name="ch2">
          <text:p>Monnaie Dette</text:p>
        </chart:title>
        <chart:subtitle svg:x="8.153cm" svg:y="1.063cm" chart:style-name="ch3">
          <text:p>(sans compter la Banque)</text:p>
        </chart:subtitle>
        <chart:legend chart:legend-position="top" svg:x="6.845cm" svg:y="2.433cm" style:legend-expansion="wide" chart:style-name="ch4"/>
        <chart:plot-area chart:style-name="ch5" table:cell-range-address="DETTE.C3:DETTE.C16 DETTE.J2:DETTE.J16 DETTE.L2:DETTE.M16" chart:data-source-has-labels="both" svg:x="0.415cm" svg:y="3.33cm" svg:width="19.967cm" svg:height="11.349cm">
          <chartooo:coordinate-region svg:x="1.036cm" svg:y="3.529cm" svg:width="17.559cm" svg:height="10.503cm"/>
          <chart:axis chart:dimension="x" chart:name="primary-x" chart:style-name="ch6" chartooo:axis-type="auto">
            <chartooo:date-scale/>
            <chart:categories table:cell-range-address="DETTE.C3:DETTE.C16"/>
          </chart:axis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DETTE.J3:DETTE.J16" chart:label-cell-address="DETTE.J2:DETTE.J2" chart:class="chart:bar">
            <chart:data-point chart:repeated="14"/>
          </chart:series>
          <chart:series chart:attached-axis="primary-y" chart:style-name="ch11" chart:values-cell-range-address="DETTE.L3:DETTE.L16" chart:label-cell-address="DETTE.L2:DETTE.L2" chart:class="chart:line">
            <chart:data-point chart:repeated="14"/>
          </chart:series>
          <chart:series chart:attached-axis="secondary-y" chart:style-name="ch12" chart:values-cell-range-address="DETTE.M3:DETTE.M16" chart:label-cell-address="DETTE.M2:DETTE.M2" chart:class="chart:line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DETTE.J2:DETTE.J2</svg:desc>
                </draw:g>
              </table:table-cell>
              <table:table-cell office:value-type="string">
                <text:p>Moyenne</text:p>
                <draw:g>
                  <svg:desc>DETTE.L2:DETTE.L2</svg:desc>
                </draw:g>
              </table:table-cell>
              <table:table-cell office:value-type="string">
                <text:p>Ecart type</text:p>
                <draw:g>
                  <svg:desc>DETTE.M2:DETTE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noit</text:p>
                <draw:g>
                  <svg:desc>DETTE.C3:DETTE.C16</svg:desc>
                </draw:g>
              </table:table-cell>
              <table:table-cell office:value-type="float" office:value="13">
                <text:p>13</text:p>
                <draw:g>
                  <svg:desc>DETTE.J3:DETTE.J16</svg:desc>
                </draw:g>
              </table:table-cell>
              <table:table-cell office:value-type="float" office:value="61.1190476190476">
                <text:p>61.1190476190476</text:p>
                <draw:g>
                  <svg:desc>DETTE.L3:DETTE.L16</svg:desc>
                </draw:g>
              </table:table-cell>
              <table:table-cell office:value-type="float" office:value="0.711577798244432">
                <text:p>0.711577798244432</text:p>
                <draw:g>
                  <svg:desc>DETTE.M3:DETTE.M16</svg:desc>
                </draw:g>
              </table:table-cell>
            </table:table-row>
            <table:table-row>
              <table:table-cell office:value-type="string">
                <text:p>Laetitia</text:p>
              </table:table-cell>
              <table:table-cell office:value-type="float" office:value="20">
                <text:p>20</text:p>
              </table:table-cell>
              <table:table-cell office:value-type="float" office:value="61.1190476190476">
                <text:p>61.1190476190476</text:p>
              </table:table-cell>
              <table:table-cell office:value-type="float" office:value="0.711577798244432">
                <text:p>0.711577798244432</text:p>
              </table:table-cell>
            </table:table-row>
            <table:table-row>
              <table:table-cell office:value-type="string">
                <text:p>Lionel</text:p>
              </table:table-cell>
              <table:table-cell office:value-type="float" office:value="45">
                <text:p>45</text:p>
              </table:table-cell>
              <table:table-cell office:value-type="float" office:value="61.1190476190476">
                <text:p>61.1190476190476</text:p>
              </table:table-cell>
              <table:table-cell office:value-type="float" office:value="0.711577798244432">
                <text:p>0.711577798244432</text:p>
              </table:table-cell>
            </table:table-row>
            <table:table-row>
              <table:table-cell office:value-type="string">
                <text:p>Ludo</text:p>
              </table:table-cell>
              <table:table-cell office:value-type="float" office:value="20">
                <text:p>20</text:p>
              </table:table-cell>
              <table:table-cell office:value-type="float" office:value="61.1190476190476">
                <text:p>61.1190476190476</text:p>
              </table:table-cell>
              <table:table-cell office:value-type="float" office:value="0.711577798244432">
                <text:p>0.711577798244432</text:p>
              </table:table-cell>
            </table:table-row>
            <table:table-row>
              <table:table-cell office:value-type="string">
                <text:p>Steph</text:p>
              </table:table-cell>
              <table:table-cell office:value-type="float" office:value="43">
                <text:p>43</text:p>
              </table:table-cell>
              <table:table-cell office:value-type="float" office:value="61.1190476190476">
                <text:p>61.1190476190476</text:p>
              </table:table-cell>
              <table:table-cell office:value-type="float" office:value="0.711577798244432">
                <text:p>0.711577798244432</text:p>
              </table:table-cell>
            </table:table-row>
            <table:table-row>
              <table:table-cell office:value-type="string">
                <text:p>Vincent</text:p>
              </table:table-cell>
              <table:table-cell office:value-type="float" office:value="53">
                <text:p>53</text:p>
              </table:table-cell>
              <table:table-cell office:value-type="float" office:value="61.1190476190476">
                <text:p>61.1190476190476</text:p>
              </table:table-cell>
              <table:table-cell office:value-type="float" office:value="0.711577798244432">
                <text:p>0.711577798244432</text:p>
              </table:table-cell>
            </table:table-row>
            <table:table-row>
              <table:table-cell office:value-type="string">
                <text:p>Benoît</text:p>
              </table:table-cell>
              <table:table-cell office:value-type="float" office:value="57.6666666666667">
                <text:p>57.6666666666667</text:p>
              </table:table-cell>
              <table:table-cell office:value-type="float" office:value="61.1190476190476">
                <text:p>61.1190476190476</text:p>
              </table:table-cell>
              <table:table-cell office:value-type="float" office:value="0.711577798244432">
                <text:p>0.711577798244432</text:p>
              </table:table-cell>
            </table:table-row>
            <table:table-row>
              <table:table-cell office:value-type="string">
                <text:p>Etienne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61.1190476190476">
                <text:p>61.1190476190476</text:p>
              </table:table-cell>
              <table:table-cell office:value-type="float" office:value="0.711577798244432">
                <text:p>0.711577798244432</text:p>
              </table:table-cell>
            </table:table-row>
            <table:table-row>
              <table:table-cell office:value-type="string">
                <text:p>Pierre</text:p>
              </table:table-cell>
              <table:table-cell office:value-type="float" office:value="76">
                <text:p>76</text:p>
              </table:table-cell>
              <table:table-cell office:value-type="float" office:value="61.1190476190476">
                <text:p>61.1190476190476</text:p>
              </table:table-cell>
              <table:table-cell office:value-type="float" office:value="0.711577798244432">
                <text:p>0.711577798244432</text:p>
              </table:table-cell>
            </table:table-row>
            <table:table-row>
              <table:table-cell office:value-type="string">
                <text:p>Jacques</text:p>
              </table:table-cell>
              <table:table-cell office:value-type="float" office:value="12.6666666666667">
                <text:p>12.6666666666667</text:p>
              </table:table-cell>
              <table:table-cell office:value-type="float" office:value="61.1190476190476">
                <text:p>61.1190476190476</text:p>
              </table:table-cell>
              <table:table-cell office:value-type="float" office:value="0.711577798244432">
                <text:p>0.711577798244432</text:p>
              </table:table-cell>
            </table:table-row>
            <table:table-row>
              <table:table-cell office:value-type="string">
                <text:p>Jean</text:p>
              </table:table-cell>
              <table:table-cell office:value-type="float" office:value="167.333333333333">
                <text:p>167.333333333333</text:p>
              </table:table-cell>
              <table:table-cell office:value-type="float" office:value="61.1190476190476">
                <text:p>61.1190476190476</text:p>
              </table:table-cell>
              <table:table-cell office:value-type="float" office:value="0.711577798244432">
                <text:p>0.711577798244432</text:p>
              </table:table-cell>
            </table:table-row>
            <table:table-row>
              <table:table-cell office:value-type="string">
                <text:p>Magalie</text:p>
              </table:table-cell>
              <table:table-cell office:value-type="float" office:value="77">
                <text:p>77</text:p>
              </table:table-cell>
              <table:table-cell office:value-type="float" office:value="61.1190476190476">
                <text:p>61.1190476190476</text:p>
              </table:table-cell>
              <table:table-cell office:value-type="float" office:value="0.711577798244432">
                <text:p>0.711577798244432</text:p>
              </table:table-cell>
            </table:table-row>
            <table:table-row>
              <table:table-cell office:value-type="string">
                <text:p>Carole</text:p>
              </table:table-cell>
              <table:table-cell office:value-type="float" office:value="110">
                <text:p>110</text:p>
              </table:table-cell>
              <table:table-cell office:value-type="float" office:value="61.1190476190476">
                <text:p>61.1190476190476</text:p>
              </table:table-cell>
              <table:table-cell office:value-type="float" office:value="0.711577798244432">
                <text:p>0.711577798244432</text:p>
              </table:table-cell>
            </table:table-row>
            <table:table-row>
              <table:table-cell office:value-type="string">
                <text:p>Alfred</text:p>
              </table:table-cell>
              <table:table-cell office:value-type="float" office:value="102.666666666667">
                <text:p>102.666666666667</text:p>
              </table:table-cell>
              <table:table-cell office:value-type="float" office:value="61.1190476190476">
                <text:p>61.1190476190476</text:p>
              </table:table-cell>
              <table:table-cell office:value-type="float" office:value="0.711577798244432">
                <text:p>0.71157779824443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true" chart:logarithmic="false" chart:minimum="0" chart:maximum="1" chart:interval-major="0.05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788cm" svg:height="13.262cm" xlink:href=".." xlink:type="simple" chart:class="chart:bar" chart:style-name="ch1">
        <chart:title svg:x="8.882cm" svg:y="0.401cm" chart:style-name="ch2">
          <text:p>Monnaie Dette</text:p>
        </chart:title>
        <chart:subtitle svg:x="8.38cm" svg:y="1.045cm" chart:style-name="ch3">
          <text:p>(en comptant la Banque)</text:p>
        </chart:subtitle>
        <chart:legend chart:legend-position="top" svg:x="6.841cm" svg:y="2.365cm" style:legend-expansion="wide" chart:style-name="ch4"/>
        <chart:plot-area chart:style-name="ch5" table:cell-range-address="DETTE.C3:DETTE.C17 DETTE.J2:DETTE.J17 DETTE.N2:DETTE.O17" chart:data-source-has-labels="both" svg:x="0.415cm" svg:y="3.228cm" svg:width="19.958cm" svg:height="9.769cm">
          <chartooo:coordinate-region svg:x="1.222cm" svg:y="3.427cm" svg:width="17.55cm" svg:height="8.923cm"/>
          <chart:axis chart:dimension="x" chart:name="primary-x" chart:style-name="ch6" chartooo:axis-type="auto">
            <chartooo:date-scale/>
            <chart:categories table:cell-range-address="DETTE.C3:DETTE.C17"/>
          </chart:axis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DETTE.J3:DETTE.J17" chart:label-cell-address="DETTE.J2:DETTE.J2" chart:class="chart:bar">
            <chart:data-point chart:repeated="15"/>
          </chart:series>
          <chart:series chart:attached-axis="primary-y" chart:style-name="ch11" chart:values-cell-range-address="DETTE.N3:DETTE.N17" chart:label-cell-address="DETTE.N2:DETTE.N2" chart:class="chart:line">
            <chart:data-point chart:repeated="15"/>
          </chart:series>
          <chart:series chart:attached-axis="secondary-y" chart:style-name="ch12" chart:values-cell-range-address="DETTE.O3:DETTE.O17" chart:label-cell-address="DETTE.O2:DETTE.O2" chart:class="chart:line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DETTE.J2:DETTE.J2</svg:desc>
                </draw:g>
              </table:table-cell>
              <table:table-cell office:value-type="string">
                <text:p>Moyenne</text:p>
                <draw:g>
                  <svg:desc>DETTE.N2:DETTE.N2</svg:desc>
                </draw:g>
              </table:table-cell>
              <table:table-cell office:value-type="string">
                <text:p>Ecart type</text:p>
                <draw:g>
                  <svg:desc>DETTE.O2:DETTE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noit</text:p>
                <draw:g>
                  <svg:desc>DETTE.C3:DETTE.C17</svg:desc>
                </draw:g>
              </table:table-cell>
              <table:table-cell office:value-type="float" office:value="13">
                <text:p>13</text:p>
                <draw:g>
                  <svg:desc>DETTE.J3:DETTE.J17</svg:desc>
                </draw:g>
              </table:table-cell>
              <table:table-cell office:value-type="float" office:value="73.0444444444444">
                <text:p>73.0444444444444</text:p>
                <draw:g>
                  <svg:desc>DETTE.N3:DETTE.N17</svg:desc>
                </draw:g>
              </table:table-cell>
              <table:table-cell office:value-type="float" office:value="0.853816323213729">
                <text:p>0.853816323213729</text:p>
                <draw:g>
                  <svg:desc>DETTE.O3:DETTE.O17</svg:desc>
                </draw:g>
              </table:table-cell>
            </table:table-row>
            <table:table-row>
              <table:table-cell office:value-type="string">
                <text:p>Laetitia</text:p>
              </table:table-cell>
              <table:table-cell office:value-type="float" office:value="20">
                <text:p>20</text:p>
              </table:table-cell>
              <table:table-cell office:value-type="float" office:value="73.0444444444444">
                <text:p>73.0444444444444</text:p>
              </table:table-cell>
              <table:table-cell office:value-type="float" office:value="0.853816323213729">
                <text:p>0.853816323213729</text:p>
              </table:table-cell>
            </table:table-row>
            <table:table-row>
              <table:table-cell office:value-type="string">
                <text:p>Lionel</text:p>
              </table:table-cell>
              <table:table-cell office:value-type="float" office:value="45">
                <text:p>45</text:p>
              </table:table-cell>
              <table:table-cell office:value-type="float" office:value="73.0444444444444">
                <text:p>73.0444444444444</text:p>
              </table:table-cell>
              <table:table-cell office:value-type="float" office:value="0.853816323213729">
                <text:p>0.853816323213729</text:p>
              </table:table-cell>
            </table:table-row>
            <table:table-row>
              <table:table-cell office:value-type="string">
                <text:p>Ludo</text:p>
              </table:table-cell>
              <table:table-cell office:value-type="float" office:value="20">
                <text:p>20</text:p>
              </table:table-cell>
              <table:table-cell office:value-type="float" office:value="73.0444444444444">
                <text:p>73.0444444444444</text:p>
              </table:table-cell>
              <table:table-cell office:value-type="float" office:value="0.853816323213729">
                <text:p>0.853816323213729</text:p>
              </table:table-cell>
            </table:table-row>
            <table:table-row>
              <table:table-cell office:value-type="string">
                <text:p>Steph</text:p>
              </table:table-cell>
              <table:table-cell office:value-type="float" office:value="43">
                <text:p>43</text:p>
              </table:table-cell>
              <table:table-cell office:value-type="float" office:value="73.0444444444444">
                <text:p>73.0444444444444</text:p>
              </table:table-cell>
              <table:table-cell office:value-type="float" office:value="0.853816323213729">
                <text:p>0.853816323213729</text:p>
              </table:table-cell>
            </table:table-row>
            <table:table-row>
              <table:table-cell office:value-type="string">
                <text:p>Vincent</text:p>
              </table:table-cell>
              <table:table-cell office:value-type="float" office:value="53">
                <text:p>53</text:p>
              </table:table-cell>
              <table:table-cell office:value-type="float" office:value="73.0444444444444">
                <text:p>73.0444444444444</text:p>
              </table:table-cell>
              <table:table-cell office:value-type="float" office:value="0.853816323213729">
                <text:p>0.853816323213729</text:p>
              </table:table-cell>
            </table:table-row>
            <table:table-row>
              <table:table-cell office:value-type="string">
                <text:p>Benoît</text:p>
              </table:table-cell>
              <table:table-cell office:value-type="float" office:value="57.6666666666667">
                <text:p>57.6666666666667</text:p>
              </table:table-cell>
              <table:table-cell office:value-type="float" office:value="73.0444444444444">
                <text:p>73.0444444444444</text:p>
              </table:table-cell>
              <table:table-cell office:value-type="float" office:value="0.853816323213729">
                <text:p>0.853816323213729</text:p>
              </table:table-cell>
            </table:table-row>
            <table:table-row>
              <table:table-cell office:value-type="string">
                <text:p>Etienne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73.0444444444444">
                <text:p>73.0444444444444</text:p>
              </table:table-cell>
              <table:table-cell office:value-type="float" office:value="0.853816323213729">
                <text:p>0.853816323213729</text:p>
              </table:table-cell>
            </table:table-row>
            <table:table-row>
              <table:table-cell office:value-type="string">
                <text:p>Pierre</text:p>
              </table:table-cell>
              <table:table-cell office:value-type="float" office:value="76">
                <text:p>76</text:p>
              </table:table-cell>
              <table:table-cell office:value-type="float" office:value="73.0444444444444">
                <text:p>73.0444444444444</text:p>
              </table:table-cell>
              <table:table-cell office:value-type="float" office:value="0.853816323213729">
                <text:p>0.853816323213729</text:p>
              </table:table-cell>
            </table:table-row>
            <table:table-row>
              <table:table-cell office:value-type="string">
                <text:p>Jacques</text:p>
              </table:table-cell>
              <table:table-cell office:value-type="float" office:value="12.6666666666667">
                <text:p>12.6666666666667</text:p>
              </table:table-cell>
              <table:table-cell office:value-type="float" office:value="73.0444444444444">
                <text:p>73.0444444444444</text:p>
              </table:table-cell>
              <table:table-cell office:value-type="float" office:value="0.853816323213729">
                <text:p>0.853816323213729</text:p>
              </table:table-cell>
            </table:table-row>
            <table:table-row>
              <table:table-cell office:value-type="string">
                <text:p>Jean</text:p>
              </table:table-cell>
              <table:table-cell office:value-type="float" office:value="167.333333333333">
                <text:p>167.333333333333</text:p>
              </table:table-cell>
              <table:table-cell office:value-type="float" office:value="73.0444444444444">
                <text:p>73.0444444444444</text:p>
              </table:table-cell>
              <table:table-cell office:value-type="float" office:value="0.853816323213729">
                <text:p>0.853816323213729</text:p>
              </table:table-cell>
            </table:table-row>
            <table:table-row>
              <table:table-cell office:value-type="string">
                <text:p>Magalie</text:p>
              </table:table-cell>
              <table:table-cell office:value-type="float" office:value="77">
                <text:p>77</text:p>
              </table:table-cell>
              <table:table-cell office:value-type="float" office:value="73.0444444444444">
                <text:p>73.0444444444444</text:p>
              </table:table-cell>
              <table:table-cell office:value-type="float" office:value="0.853816323213729">
                <text:p>0.853816323213729</text:p>
              </table:table-cell>
            </table:table-row>
            <table:table-row>
              <table:table-cell office:value-type="string">
                <text:p>Carole</text:p>
              </table:table-cell>
              <table:table-cell office:value-type="float" office:value="110">
                <text:p>110</text:p>
              </table:table-cell>
              <table:table-cell office:value-type="float" office:value="73.0444444444444">
                <text:p>73.0444444444444</text:p>
              </table:table-cell>
              <table:table-cell office:value-type="float" office:value="0.853816323213729">
                <text:p>0.853816323213729</text:p>
              </table:table-cell>
            </table:table-row>
            <table:table-row>
              <table:table-cell office:value-type="string">
                <text:p>Alfred</text:p>
              </table:table-cell>
              <table:table-cell office:value-type="float" office:value="102.666666666667">
                <text:p>102.666666666667</text:p>
              </table:table-cell>
              <table:table-cell office:value-type="float" office:value="73.0444444444444">
                <text:p>73.0444444444444</text:p>
              </table:table-cell>
              <table:table-cell office:value-type="float" office:value="0.853816323213729">
                <text:p>0.853816323213729</text:p>
              </table:table-cell>
            </table:table-row>
            <table:table-row>
              <table:table-cell office:value-type="string">
                <text:p>Banque</text:p>
              </table:table-cell>
              <table:table-cell office:value-type="float" office:value="240">
                <text:p>240</text:p>
              </table:table-cell>
              <table:table-cell office:value-type="float" office:value="73.0444444444444">
                <text:p>73.0444444444444</text:p>
              </table:table-cell>
              <table:table-cell office:value-type="float" office:value="0.853816323213729">
                <text:p>0.8538163232137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